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ata - Chien Calme - Concours C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</office:automatic-styles>
  <office:body>
    <office:spreadsheet>
      <table:table table:name="Data - Chien Calme - Concours C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Entry Date(UTC)</text:p>
          </table:table-cell>
          <table:table-cell table:style-name="ce21" office:value-type="string">
            <text:p>User Name</text:p>
          </table:table-cell>
          <table:table-cell table:style-name="ce21" office:value-type="string">
            <text:p>User Link</text:p>
          </table:table-cell>
          <table:table-cell table:style-name="ce21" office:value-type="string">
            <text:p>Photo</text:p>
          </table:table-cell>
          <table:table-cell table:style-name="ce21" office:value-type="string">
            <text:p>Caption</text:p>
          </table:table-cell>
          <table:table-cell table:style-name="ce21" office:value-type="string">
            <text:p>Votes</text:p>
          </table:table-cell>
          <table:table-cell table:style-name="ce21" office:value-type="string">
            <text:p>Email Address</text:p>
          </table:table-cell>
          <table:table-cell table:style-name="ce21" office:value-type="string">
            <text:p>Newsletter</text:p>
          </table:table-cell>
        </table:table-row>
        <table:table-row table:style-name="ro2">
          <table:table-cell table:style-name="ce22" office:value-type="date" office:date-value="2016-09-11T19:34:44">
            <text:p>9/11/2016 19:34:45</text:p>
          </table:table-cell>
          <table:table-cell table:style-name="ce21" office:value-type="string">
            <text:p>Clara Ribeiro</text:p>
          </table:table-cell>
          <table:table-cell table:style-name="ce23" office:value-type="string" office:value="http://www.facebook.com/10210720433749643">
            <text:p><text:a xlink:href="http://www.facebook.com/10210720433749643">http://www.facebook.com/10210720433749643</text:a></text:p>
          </table:table-cell>
          <table:table-cell table:style-name="ce23" office:value-type="string" office:value="http://lh3.googleusercontent.com/RqF2fOl5fvYVUZK_r9Kdfi1jbuYumRA68yqRPyrPX4jyxHL9PFViz6FspTaKBw6sbsiL1HZjrOVAgwB3wA=s0">
            <text:p><text:a xlink:href="http://lh3.googleusercontent.com/RqF2fOl5fvYVUZK_r9Kdfi1jbuYumRA68yqRPyrPX4jyxHL9PFViz6FspTaKBw6sbsiL1HZjrOVAgwB3wA=s0">http://lh3.googleusercontent.com/RqF2fOl5fvYVUZK_r9Kdfi1jbuYumRA68yqRPyrPX4jyxHL9PFViz6FspTaKBw6sbsiL1HZjrOVAgwB3wA=s0</text:a></text:p>
          </table:table-cell>
          <table:table-cell table:style-name="ce21" office:value-type="string">
            <text:p>Bonjour ! Je m'appelles Maurice, je suis un petit basset-hound de 4 mois et j'adore la plage... Surtout pour bronzer et détruire les châteaux de sables ;) ⛱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glowe.zion@gmail.com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11T17:08:59">
            <text:p>9/11/2016 17:08:59</text:p>
          </table:table-cell>
          <table:table-cell table:style-name="ce21" office:value-type="string">
            <text:p>Florent Yalla Verriere</text:p>
          </table:table-cell>
          <table:table-cell table:style-name="ce23" office:value-type="string" office:value="http://www.facebook.com/10154405380306590">
            <text:p><text:a xlink:href="http://www.facebook.com/10154405380306590">http://www.facebook.com/10154405380306590</text:a></text:p>
          </table:table-cell>
          <table:table-cell table:style-name="ce23" office:value-type="string" office:value="http://lh3.googleusercontent.com/ahyn_JLne_uNaXCuS-QL4hRBnwahB1tK_7aA6WgEu4y6XskHL99RGVbrZAS5l-U67NC9btr2t-zKpNX3iw=s0">
            <text:p><text:a xlink:href="http://lh3.googleusercontent.com/ahyn_JLne_uNaXCuS-QL4hRBnwahB1tK_7aA6WgEu4y6XskHL99RGVbrZAS5l-U67NC9btr2t-zKpNX3iw=s0">http://lh3.googleusercontent.com/ahyn_JLne_uNaXCuS-QL4hRBnwahB1tK_7aA6WgEu4y6XskHL99RGVbrZAS5l-U67NC9btr2t-zKpNX3iw=s0</text:a></text:p>
          </table:table-cell>
          <table:table-cell table:style-name="ce21" office:value-type="string">
            <text:p>Mylou, 1 an, chienne de raceS (border/labrador/malinois/berger belge ...). Prête pour faire surveillante de plage !!!</text:p>
          </table:table-cell>
          <table:table-cell table:style-name="ce21" office:value-type="float" office:value="29">
            <text:p>29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11T16:01:13">
            <text:p>9/11/2016 16:01:13</text:p>
          </table:table-cell>
          <table:table-cell table:style-name="ce21" office:value-type="string">
            <text:p>Alexandre Taebo Boucris</text:p>
          </table:table-cell>
          <table:table-cell table:style-name="ce23" office:value-type="string" office:value="http://www.facebook.com/10157193340960538">
            <text:p><text:a xlink:href="http://www.facebook.com/10157193340960538">http://www.facebook.com/10157193340960538</text:a></text:p>
          </table:table-cell>
          <table:table-cell table:style-name="ce23" office:value-type="string" office:value="http://lh3.googleusercontent.com/iBdTmCZ24st29sEupJNh2B8NshFbQwqbiZFvqJLuoKdbmU9mcgUOV8UmpbdWFe2VIy_qXPxUSrT6lPd5o1o=s0">
            <text:p><text:a xlink:href="http://lh3.googleusercontent.com/iBdTmCZ24st29sEupJNh2B8NshFbQwqbiZFvqJLuoKdbmU9mcgUOV8UmpbdWFe2VIy_qXPxUSrT6lPd5o1o=s0">http://lh3.googleusercontent.com/iBdTmCZ24st29sEupJNh2B8NshFbQwqbiZFvqJLuoKdbmU9mcgUOV8UmpbdWFe2VIy_qXPxUSrT6lPd5o1o=s0</text:a></text:p>
          </table:table-cell>
          <table:table-cell table:style-name="ce21" office:value-type="string">
            <text:p>Petit week-end à la plage 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11T08:48:44">
            <text:p>9/11/2016 8:48:45</text:p>
          </table:table-cell>
          <table:table-cell table:style-name="ce21" office:value-type="string">
            <text:p>Michèle Chiorino Preisig</text:p>
          </table:table-cell>
          <table:table-cell table:style-name="ce23" office:value-type="string" office:value="http://www.facebook.com/10209567614523891">
            <text:p><text:a xlink:href="http://www.facebook.com/10209567614523891">http://www.facebook.com/10209567614523891</text:a></text:p>
          </table:table-cell>
          <table:table-cell table:style-name="ce23" office:value-type="string" office:value="http://lh3.googleusercontent.com/8-w03qHMldiOaAh32fzy9VwNn9IHB8ZZnbRJhE0y1vmCTHuASxyy0UoUQKPgg9d8lZwApmVIPQxMpEt2wQ=s0">
            <text:p><text:a xlink:href="http://lh3.googleusercontent.com/8-w03qHMldiOaAh32fzy9VwNn9IHB8ZZnbRJhE0y1vmCTHuASxyy0UoUQKPgg9d8lZwApmVIPQxMpEt2wQ=s0">http://lh3.googleusercontent.com/8-w03qHMldiOaAh32fzy9VwNn9IHB8ZZnbRJhE0y1vmCTHuASxyy0UoUQKPgg9d8lZwApmVIPQxMpEt2wQ=s0</text:a></text:p>
          </table:table-cell>
          <table:table-cell table:style-name="ce21" office:value-type="string">
            <text:p>Ciboulette Lagotta ( lagott'eau) dans le Gardon à Collias </text:p>
          </table:table-cell>
          <table:table-cell table:style-name="ce21" office:value-type="float" office:value="97">
            <text:p>97</text:p>
          </table:table-cell>
          <table:table-cell table:style-name="ce21" office:value-type="string">
            <text:p>nano.bmr@bluewin.ch</text:p>
          </table:table-cell>
          <table:table-cell table:style-name="ce21" office:value-type="boolean" office:boolean-value="true">
            <text:p>TRUE</text:p>
          </table:table-cell>
        </table:table-row>
        <table:table-row table:style-name="ro2">
          <table:table-cell table:style-name="ce22" office:value-type="date" office:date-value="2016-09-09T19:58:58">
            <text:p>9/9/2016 19:58:58</text:p>
          </table:table-cell>
          <table:table-cell table:style-name="ce21" office:value-type="string">
            <text:p>Power Stef</text:p>
          </table:table-cell>
          <table:table-cell table:style-name="ce23" office:value-type="string" office:value="http://www.facebook.com/10209208217714002">
            <text:p><text:a xlink:href="http://www.facebook.com/10209208217714002">http://www.facebook.com/10209208217714002</text:a></text:p>
          </table:table-cell>
          <table:table-cell table:style-name="ce23" office:value-type="string" office:value="http://lh3.googleusercontent.com/7wn9okNMQQZbECuFvxDODqdVQ4HEwBq-2OYuXikbscslsKrRegULR4F7qXOhHqZuIOn0xrrTRsiS3JHOdk0=s0">
            <text:p><text:a xlink:href="http://lh3.googleusercontent.com/7wn9okNMQQZbECuFvxDODqdVQ4HEwBq-2OYuXikbscslsKrRegULR4F7qXOhHqZuIOn0xrrTRsiS3JHOdk0=s0">http://lh3.googleusercontent.com/7wn9okNMQQZbECuFvxDODqdVQ4HEwBq-2OYuXikbscslsKrRegULR4F7qXOhHqZuIOn0xrrTRsiS3JHOdk0=s0</text:a></text:p>
          </table:table-cell>
          <table:table-cell table:style-name="ce21" office:value-type="string">
            <text:p>Isko 2 ans  (border colllie) 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steph.petiot@neuf.fr</text:p>
          </table:table-cell>
          <table:table-cell table:style-name="ce21" office:value-type="boolean" office:boolean-value="true">
            <text:p>TRUE</text:p>
          </table:table-cell>
        </table:table-row>
        <table:table-row table:style-name="ro2">
          <table:table-cell table:style-name="ce22" office:value-type="date" office:date-value="2016-09-08T17:01:23">
            <text:p>9/8/2016 17:01:24</text:p>
          </table:table-cell>
          <table:table-cell table:style-name="ce21" office:value-type="string">
            <text:p>Patricia Piccard</text:p>
          </table:table-cell>
          <table:table-cell table:style-name="ce23" office:value-type="string" office:value="http://www.facebook.com/1098781380190700">
            <text:p><text:a xlink:href="http://www.facebook.com/1098781380190700">http://www.facebook.com/1098781380190700</text:a></text:p>
          </table:table-cell>
          <table:table-cell table:style-name="ce23" office:value-type="string" office:value="http://lh3.googleusercontent.com/4h0ejADKH7rDenExvu1VWZQT070WdzBWd3rcAu6i1pEtVQAa90pMdP5DjgYmoEJE9Yi5HSmnWyRiyUjun1Q=s0">
            <text:p><text:a xlink:href="http://lh3.googleusercontent.com/4h0ejADKH7rDenExvu1VWZQT070WdzBWd3rcAu6i1pEtVQAa90pMdP5DjgYmoEJE9Yi5HSmnWyRiyUjun1Q=s0">http://lh3.googleusercontent.com/4h0ejADKH7rDenExvu1VWZQT070WdzBWd3rcAu6i1pEtVQAa90pMdP5DjgYmoEJE9Yi5HSmnWyRiyUjun1Q=s0</text:a></text:p>
          </table:table-cell>
          <table:table-cell table:style-name="ce21" office:value-type="string">
            <text:p>Hinto où le chien volant , berger australien de 5 ans , une vrai loutre !!</text:p>
          </table:table-cell>
          <table:table-cell table:style-name="ce21" office:value-type="float" office:value="68">
            <text:p>68</text:p>
          </table:table-cell>
          <table:table-cell table:style-name="ce21" office:value-type="string">
            <text:p>piba.patricia@orange.fr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7T06:34:10">
            <text:p>9/7/2016 6:34:10</text:p>
          </table:table-cell>
          <table:table-cell table:style-name="ce21" office:value-type="string">
            <text:p>Alice Bernard</text:p>
          </table:table-cell>
          <table:table-cell table:style-name="ce23" office:value-type="string" office:value="http://www.facebook.com/10207061526151361">
            <text:p><text:a xlink:href="http://www.facebook.com/10207061526151361">http://www.facebook.com/10207061526151361</text:a></text:p>
          </table:table-cell>
          <table:table-cell table:style-name="ce23" office:value-type="string" office:value="http://lh3.googleusercontent.com/2VC4l4u2d8DD40-VhvQTK244K9g__-42akxV-DwY-E_anFdJaSIzTkrVS2le5oz0djLl-GX8ubZuUmklGR8=s0">
            <text:p><text:a xlink:href="http://lh3.googleusercontent.com/2VC4l4u2d8DD40-VhvQTK244K9g__-42akxV-DwY-E_anFdJaSIzTkrVS2le5oz0djLl-GX8ubZuUmklGR8=s0">http://lh3.googleusercontent.com/2VC4l4u2d8DD40-VhvQTK244K9g__-42akxV-DwY-E_anFdJaSIzTkrVS2le5oz0djLl-GX8ubZuUmklGR8=s0</text:a></text:p>
          </table:table-cell>
          <table:table-cell table:style-name="ce21" office:value-type="string">
            <text:p>callas</text:p>
          </table:table-cell>
          <table:table-cell table:style-name="ce21" office:value-type="float" office:value="57">
            <text:p>57</text:p>
          </table:table-cell>
          <table:table-cell table:style-name="ce21" office:value-type="string">
            <text:p>dujardin.franck350@orange.fr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7T06:32:08">
            <text:p>9/7/2016 6:32:08</text:p>
          </table:table-cell>
          <table:table-cell table:style-name="ce21" office:value-type="string">
            <text:p>Geoffroy BD</text:p>
          </table:table-cell>
          <table:table-cell table:style-name="ce23" office:value-type="string" office:value="http://www.facebook.com/632396176920799">
            <text:p><text:a xlink:href="http://www.facebook.com/632396176920799">http://www.facebook.com/632396176920799</text:a></text:p>
          </table:table-cell>
          <table:table-cell table:style-name="ce23" office:value-type="string" office:value="http://lh3.googleusercontent.com/gmCed2akv1Rlqa9ngwhXWhJnGnCEdZH50xeZYRfWPCVwmdFEo0G1HJnNlyHNAZUUQhwO3OYp0NPUOSHVlfc=s0">
            <text:p><text:a xlink:href="http://lh3.googleusercontent.com/gmCed2akv1Rlqa9ngwhXWhJnGnCEdZH50xeZYRfWPCVwmdFEo0G1HJnNlyHNAZUUQhwO3OYp0NPUOSHVlfc=s0">http://lh3.googleusercontent.com/gmCed2akv1Rlqa9ngwhXWhJnGnCEdZH50xeZYRfWPCVwmdFEo0G1HJnNlyHNAZUUQhwO3OYp0NPUOSHVlfc=s0</text:a></text:p>
          </table:table-cell>
          <table:table-cell table:style-name="ce21" office:value-type="string">
            <text:p>Loco, Golden retriever de 9 mois (6 mois sur la photo). photo prise sur l'île du Gaou dans le Var. </text:p>
          </table:table-cell>
          <table:table-cell table:style-name="ce21" office:value-type="float" office:value="64">
            <text:p>64</text:p>
          </table:table-cell>
          <table:table-cell table:style-name="ce21" office:value-type="string">
            <text:p>geoffroy.bilger@gmail.com</text:p>
          </table:table-cell>
          <table:table-cell table:style-name="ce21" office:value-type="boolean" office:boolean-value="true">
            <text:p>TRUE</text:p>
          </table:table-cell>
        </table:table-row>
        <table:table-row table:style-name="ro2">
          <table:table-cell table:style-name="ce22" office:value-type="date" office:date-value="2016-09-06T21:14:52">
            <text:p>9/6/2016 21:14:52</text:p>
          </table:table-cell>
          <table:table-cell table:style-name="ce21" office:value-type="string">
            <text:p>Aurélie Gbt</text:p>
          </table:table-cell>
          <table:table-cell table:style-name="ce23" office:value-type="string" office:value="http://www.facebook.com/10210208733675278">
            <text:p><text:a xlink:href="http://www.facebook.com/10210208733675278">http://www.facebook.com/10210208733675278</text:a></text:p>
          </table:table-cell>
          <table:table-cell table:style-name="ce23" office:value-type="string" office:value="http://lh3.googleusercontent.com/JgBEtYHKRcdToUYzsqA1bWi53fisxHSd1AwlqXyb6B4BZ4DbrxmoD0pbHxIoPNL-JIc2Yef1Rjx3WhGR=s0">
            <text:p><text:a xlink:href="http://lh3.googleusercontent.com/JgBEtYHKRcdToUYzsqA1bWi53fisxHSd1AwlqXyb6B4BZ4DbrxmoD0pbHxIoPNL-JIc2Yef1Rjx3WhGR=s0">http://lh3.googleusercontent.com/JgBEtYHKRcdToUYzsqA1bWi53fisxHSd1AwlqXyb6B4BZ4DbrxmoD0pbHxIoPNL-JIc2Yef1Rjx3WhGR=s0</text:a></text:p>
          </table:table-cell>
          <table:table-cell table:style-name="ce21" office:value-type="string">
            <text:p>Elliot, mon labrador, mon bébé de presque 3 ans qui adore se baigner dans la rivière proche de chez nous ❤️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cheeky-hen@hotmail.fr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6T18:29:58">
            <text:p>9/6/2016 18:29:58</text:p>
          </table:table-cell>
          <table:table-cell table:style-name="ce21" office:value-type="string">
            <text:p>Corine Schall</text:p>
          </table:table-cell>
          <table:table-cell table:style-name="ce23" office:value-type="string" office:value="http://www.facebook.com/1191079814297051">
            <text:p><text:a xlink:href="http://www.facebook.com/1191079814297051">http://www.facebook.com/1191079814297051</text:a></text:p>
          </table:table-cell>
          <table:table-cell table:style-name="ce23" office:value-type="string" office:value="http://lh3.googleusercontent.com/ITF8IoC80yFMmBfkdwIBxqtJ9SWgTj8GC8Eys56Og2MG2SCXJXqR7mDgMJ_nEIOAk7y4jWWP28_aJGFwH-u7=s0">
            <text:p><text:a xlink:href="http://lh3.googleusercontent.com/ITF8IoC80yFMmBfkdwIBxqtJ9SWgTj8GC8Eys56Og2MG2SCXJXqR7mDgMJ_nEIOAk7y4jWWP28_aJGFwH-u7=s0">http://lh3.googleusercontent.com/ITF8IoC80yFMmBfkdwIBxqtJ9SWgTj8GC8Eys56Og2MG2SCXJXqR7mDgMJ_nEIOAk7y4jWWP28_aJGFwH-u7=s0</text:a></text:p>
          </table:table-cell>
          <table:table-cell table:style-name="ce21" office:value-type="string">
            <text:p>Trop bien</text:p>
          </table:table-cell>
          <table:table-cell table:style-name="ce21" office:value-type="float" office:value="28">
            <text:p>28</text:p>
          </table:table-cell>
          <table:table-cell table:style-name="ce21" office:value-type="string">
            <text:p>None</text:p>
          </table:table-cell>
          <table:table-cell table:style-name="ce21" office:value-type="boolean" office:boolean-value="true">
            <text:p>TRUE</text:p>
          </table:table-cell>
        </table:table-row>
        <table:table-row table:style-name="ro2">
          <table:table-cell table:style-name="ce22" office:value-type="date" office:date-value="2016-09-06T18:16:57">
            <text:p>9/6/2016 18:16:58</text:p>
          </table:table-cell>
          <table:table-cell table:style-name="ce21" office:value-type="string">
            <text:p>Biz Les Gens</text:p>
          </table:table-cell>
          <table:table-cell table:style-name="ce23" office:value-type="string" office:value="http://www.facebook.com/10205717384808721">
            <text:p><text:a xlink:href="http://www.facebook.com/10205717384808721">http://www.facebook.com/10205717384808721</text:a></text:p>
          </table:table-cell>
          <table:table-cell table:style-name="ce23" office:value-type="string" office:value="http://lh3.googleusercontent.com/N7wPmfwotVWwelHPh45EMPjCd82CEzF_Xng5Kbt_fQYkVT8mpqklcclFSK4SsRkBNr1xBjhMZg4loc-l2A=s0">
            <text:p><text:a xlink:href="http://lh3.googleusercontent.com/N7wPmfwotVWwelHPh45EMPjCd82CEzF_Xng5Kbt_fQYkVT8mpqklcclFSK4SsRkBNr1xBjhMZg4loc-l2A=s0">http://lh3.googleusercontent.com/N7wPmfwotVWwelHPh45EMPjCd82CEzF_Xng5Kbt_fQYkVT8mpqklcclFSK4SsRkBNr1xBjhMZg4loc-l2A=s0</text:a></text:p>
          </table:table-cell>
          <table:table-cell table:style-name="ce21" office:value-type="string">
            <text:p>Je n'aime pas l'eau et mon maître m'a pris en traître avec le tuyau d'arrosage GRRRRR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sanzio72@hotmail.fr</text:p>
          </table:table-cell>
          <table:table-cell table:style-name="ce21" office:value-type="boolean" office:boolean-value="true">
            <text:p>TRUE</text:p>
          </table:table-cell>
        </table:table-row>
        <table:table-row table:style-name="ro2">
          <table:table-cell table:style-name="ce22" office:value-type="date" office:date-value="2016-09-06T18:10:29">
            <text:p>9/6/2016 18:10:29</text:p>
          </table:table-cell>
          <table:table-cell table:style-name="ce21" office:value-type="string">
            <text:p>Patrick Villemin</text:p>
          </table:table-cell>
          <table:table-cell table:style-name="ce23" office:value-type="string" office:value="http://www.facebook.com/938221332990780">
            <text:p><text:a xlink:href="http://www.facebook.com/938221332990780">http://www.facebook.com/938221332990780</text:a></text:p>
          </table:table-cell>
          <table:table-cell table:style-name="ce23" office:value-type="string" office:value="http://lh3.googleusercontent.com/qRHEPrYgO7hKVRXFdH9NfMJAaucOWdPhy-Rm9Y7RLS6-b_-e40Q6dmKm33uiqhglWhGYF4vKmS7AVpG2T6Y=s0">
            <text:p><text:a xlink:href="http://lh3.googleusercontent.com/qRHEPrYgO7hKVRXFdH9NfMJAaucOWdPhy-Rm9Y7RLS6-b_-e40Q6dmKm33uiqhglWhGYF4vKmS7AVpG2T6Y=s0">http://lh3.googleusercontent.com/qRHEPrYgO7hKVRXFdH9NfMJAaucOWdPhy-Rm9Y7RLS6-b_-e40Q6dmKm33uiqhglWhGYF4vKmS7AVpG2T6Y=s0</text:a></text:p>
          </table:table-cell>
          <table:table-cell table:style-name="ce21" office:value-type="string">
            <text:p>haïka dans la piscine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6T14:37:01">
            <text:p>9/6/2016 14:37:02</text:p>
          </table:table-cell>
          <table:table-cell table:style-name="ce21" office:value-type="string">
            <text:p>Tiffany Orteu</text:p>
          </table:table-cell>
          <table:table-cell table:style-name="ce23" office:value-type="string" office:value="http://www.facebook.com/999350693517865">
            <text:p><text:a xlink:href="http://www.facebook.com/999350693517865">http://www.facebook.com/999350693517865</text:a></text:p>
          </table:table-cell>
          <table:table-cell table:style-name="ce23" office:value-type="string" office:value="http://lh3.googleusercontent.com/HY4DL4RluF_K126rgjdPF0sGYUnoLbGAf65ep1Z0uIrxCoraBfyDEAqzTRF2JM5xeipMwDg0Y7G6-26e3G4=s0">
            <text:p><text:a xlink:href="http://lh3.googleusercontent.com/HY4DL4RluF_K126rgjdPF0sGYUnoLbGAf65ep1Z0uIrxCoraBfyDEAqzTRF2JM5xeipMwDg0Y7G6-26e3G4=s0">http://lh3.googleusercontent.com/HY4DL4RluF_K126rgjdPF0sGYUnoLbGAf65ep1Z0uIrxCoraBfyDEAqzTRF2JM5xeipMwDg0Y7G6-26e3G4=s0</text:a></text:p>
          </table:table-cell>
          <table:table-cell table:style-name="ce21" office:value-type="string">
            <text:p>Gipsy &lt;3</text:p>
          </table:table-cell>
          <table:table-cell table:style-name="ce21" office:value-type="float" office:value="55">
            <text:p>55</text:p>
          </table:table-cell>
          <table:table-cell table:style-name="ce21" office:value-type="string">
            <text:p>tiffanyorteu@hotmail.fr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6T08:35:34">
            <text:p>9/6/2016 8:35:35</text:p>
          </table:table-cell>
          <table:table-cell table:style-name="ce21" office:value-type="string">
            <text:p>Victoria Weckmann</text:p>
          </table:table-cell>
          <table:table-cell table:style-name="ce23" office:value-type="string" office:value="http://www.facebook.com/10205762805544332">
            <text:p><text:a xlink:href="http://www.facebook.com/10205762805544332">http://www.facebook.com/10205762805544332</text:a></text:p>
          </table:table-cell>
          <table:table-cell table:style-name="ce23" office:value-type="string" office:value="http://lh3.googleusercontent.com/N2cRXg7mJOgLJmhu1FY4EC5KcrLSl7CjeB21uuzAV8fIkxLnJ_jrtOCQ4GaVtKzOVnjO30pw6evgpOgNXSg=s0">
            <text:p><text:a xlink:href="http://lh3.googleusercontent.com/N2cRXg7mJOgLJmhu1FY4EC5KcrLSl7CjeB21uuzAV8fIkxLnJ_jrtOCQ4GaVtKzOVnjO30pw6evgpOgNXSg=s0">http://lh3.googleusercontent.com/N2cRXg7mJOgLJmhu1FY4EC5KcrLSl7CjeB21uuzAV8fIkxLnJ_jrtOCQ4GaVtKzOVnjO30pw6evgpOgNXSg=s0</text:a></text:p>
          </table:table-cell>
          <table:table-cell table:style-name="ce21" office:value-type="string">
            <text:p>Alie la louve des rivieres c'est l'endroit ou elle est la plus heureuse </text:p>
          </table:table-cell>
          <table:table-cell table:style-name="ce21" office:value-type="float" office:value="90">
            <text:p>90</text:p>
          </table:table-cell>
          <table:table-cell table:style-name="ce21" office:value-type="string">
            <text:p>victoriaeaven@gmail.com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6T08:25:27">
            <text:p>9/6/2016 8:25:27</text:p>
          </table:table-cell>
          <table:table-cell table:style-name="ce21" office:value-type="string">
            <text:p>Patrick Greco</text:p>
          </table:table-cell>
          <table:table-cell table:style-name="ce23" office:value-type="string" office:value="http://www.facebook.com/290176748015021">
            <text:p><text:a xlink:href="http://www.facebook.com/290176748015021">http://www.facebook.com/290176748015021</text:a></text:p>
          </table:table-cell>
          <table:table-cell table:style-name="ce23" office:value-type="string" office:value="http://lh3.googleusercontent.com/vI0Yq43QDUHi8TBx1WRCO1fdvScbFDDke1Rg-InRkk2LYXwoK7NEb0yOJP190ScjGp6DFkEysD3R0vfCvQ=s0">
            <text:p><text:a xlink:href="http://lh3.googleusercontent.com/vI0Yq43QDUHi8TBx1WRCO1fdvScbFDDke1Rg-InRkk2LYXwoK7NEb0yOJP190ScjGp6DFkEysD3R0vfCvQ=s0">http://lh3.googleusercontent.com/vI0Yq43QDUHi8TBx1WRCO1fdvScbFDDke1Rg-InRkk2LYXwoK7NEb0yOJP190ScjGp6DFkEysD3R0vfCvQ=s0</text:a></text:p>
          </table:table-cell>
          <table:table-cell table:style-name="ce21" office:value-type="string">
            <text:p>Petite piscine 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6T08:18:44">
            <text:p>9/6/2016 8:18:45</text:p>
          </table:table-cell>
          <table:table-cell table:style-name="ce21" office:value-type="string">
            <text:p>Julie Janik</text:p>
          </table:table-cell>
          <table:table-cell table:style-name="ce23" office:value-type="string" office:value="http://www.facebook.com/1284737408212716">
            <text:p><text:a xlink:href="http://www.facebook.com/1284737408212716">http://www.facebook.com/1284737408212716</text:a></text:p>
          </table:table-cell>
          <table:table-cell table:style-name="ce23" office:value-type="string" office:value="http://lh3.googleusercontent.com/stwRv5cvIUTXsC6xOhCw9hpaQ6ihc4epSKuRtgAIcpg9BSO4hGRyDsei-O99C3si_cLo8WqhtmBUhWzJyhs=s0">
            <text:p><text:a xlink:href="http://lh3.googleusercontent.com/stwRv5cvIUTXsC6xOhCw9hpaQ6ihc4epSKuRtgAIcpg9BSO4hGRyDsei-O99C3si_cLo8WqhtmBUhWzJyhs=s0">http://lh3.googleusercontent.com/stwRv5cvIUTXsC6xOhCw9hpaQ6ihc4epSKuRtgAIcpg9BSO4hGRyDsei-O99C3si_cLo8WqhtmBUhWzJyhs=s0</text:a></text:p>
          </table:table-cell>
          <table:table-cell table:style-name="ce21" office:value-type="string">
            <text:p>Lily, bouledogue français de 1.5 an qui adore les balades à marée basse à l'océan!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juliejanik@hotmail.fr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6T07:48:01">
            <text:p>9/6/2016 7:48:02</text:p>
          </table:table-cell>
          <table:table-cell table:style-name="ce21" office:value-type="string">
            <text:p>Moumoune Christien</text:p>
          </table:table-cell>
          <table:table-cell table:style-name="ce23" office:value-type="string" office:value="http://www.facebook.com/1469203316439908">
            <text:p><text:a xlink:href="http://www.facebook.com/1469203316439908">http://www.facebook.com/1469203316439908</text:a></text:p>
          </table:table-cell>
          <table:table-cell table:style-name="ce23" office:value-type="string" office:value="http://lh3.googleusercontent.com/QhDkV1vQou2aEE7JzpzWVtRl9y8tr2T6_d_j_0i3-1GcT95aOyx5Fz_CnY1SRS8hMr2nZD8xJYS8rZa0RJ44=s0">
            <text:p><text:a xlink:href="http://lh3.googleusercontent.com/QhDkV1vQou2aEE7JzpzWVtRl9y8tr2T6_d_j_0i3-1GcT95aOyx5Fz_CnY1SRS8hMr2nZD8xJYS8rZa0RJ44=s0">http://lh3.googleusercontent.com/QhDkV1vQou2aEE7JzpzWVtRl9y8tr2T6_d_j_0i3-1GcT95aOyx5Fz_CnY1SRS8hMr2nZD8xJYS8rZa0RJ44=s0</text:a></text:p>
          </table:table-cell>
          <table:table-cell table:style-name="ce21" office:value-type="string">
            <text:p>J'adore l'eau.
</text:p>
          </table:table-cell>
          <table:table-cell table:style-name="ce21" office:value-type="float" office:value="37">
            <text:p>37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6T07:37:46">
            <text:p>9/6/2016 7:37:47</text:p>
          </table:table-cell>
          <table:table-cell table:style-name="ce21" office:value-type="string">
            <text:p>Sophie Giacomelli</text:p>
          </table:table-cell>
          <table:table-cell table:style-name="ce23" office:value-type="string" office:value="http://www.facebook.com/10210342591463666">
            <text:p><text:a xlink:href="http://www.facebook.com/10210342591463666">http://www.facebook.com/10210342591463666</text:a></text:p>
          </table:table-cell>
          <table:table-cell table:style-name="ce23" office:value-type="string" office:value="http://lh3.googleusercontent.com/pdgpAaIIVJdEjth1mDLMw0f6MPG6VMwfukx4-wn5PshTg4ZZUibk1oP3745COuXo5DPvkY8DhAGEJuQzKhs=s0">
            <text:p><text:a xlink:href="http://lh3.googleusercontent.com/pdgpAaIIVJdEjth1mDLMw0f6MPG6VMwfukx4-wn5PshTg4ZZUibk1oP3745COuXo5DPvkY8DhAGEJuQzKhs=s0">http://lh3.googleusercontent.com/pdgpAaIIVJdEjth1mDLMw0f6MPG6VMwfukx4-wn5PshTg4ZZUibk1oP3745COuXo5DPvkY8DhAGEJuQzKhs=s0</text:a></text:p>
          </table:table-cell>
          <table:table-cell table:style-name="ce21" office:value-type="string">
            <text:p>Paddy fait du surf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6T07:28:06">
            <text:p>9/6/2016 7:28:06</text:p>
          </table:table-cell>
          <table:table-cell table:style-name="ce21" office:value-type="string">
            <text:p>Christian Chagnon</text:p>
          </table:table-cell>
          <table:table-cell table:style-name="ce23" office:value-type="string" office:value="http://www.facebook.com/1102186933151969">
            <text:p><text:a xlink:href="http://www.facebook.com/1102186933151969">http://www.facebook.com/1102186933151969</text:a></text:p>
          </table:table-cell>
          <table:table-cell table:style-name="ce23" office:value-type="string" office:value="http://lh3.googleusercontent.com/4byLq95D0lINwnZ_E8WODd-Cj_CXoKMP83JVdXRzyDsscAC91wweNBgdmpVzKaPtaITbYSNDukEril6bMxI=s0">
            <text:p><text:a xlink:href="http://lh3.googleusercontent.com/4byLq95D0lINwnZ_E8WODd-Cj_CXoKMP83JVdXRzyDsscAC91wweNBgdmpVzKaPtaITbYSNDukEril6bMxI=s0">http://lh3.googleusercontent.com/4byLq95D0lINwnZ_E8WODd-Cj_CXoKMP83JVdXRzyDsscAC91wweNBgdmpVzKaPtaITbYSNDukEril6bMxI=s0</text:a></text:p>
          </table:table-cell>
          <table:table-cell table:style-name="ce21" office:value-type="string">
            <text:p>Joke

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6T07:14:13">
            <text:p>9/6/2016 7:14:13</text:p>
          </table:table-cell>
          <table:table-cell table:style-name="ce21" office:value-type="string">
            <text:p>Laetitia Fauquant</text:p>
          </table:table-cell>
          <table:table-cell table:style-name="ce23" office:value-type="string" office:value="http://www.facebook.com/10207220904576655">
            <text:p><text:a xlink:href="http://www.facebook.com/10207220904576655">http://www.facebook.com/10207220904576655</text:a></text:p>
          </table:table-cell>
          <table:table-cell table:style-name="ce23" office:value-type="string" office:value="http://lh3.googleusercontent.com/LktAjYp4aJlmBEtrCdDCWK9SOVAQVtv45HdohROZhvdFgKoBv8652lLsdAlqRLXRHFe6_HB3va4PLCMIqqg=s0">
            <text:p><text:a xlink:href="http://lh3.googleusercontent.com/LktAjYp4aJlmBEtrCdDCWK9SOVAQVtv45HdohROZhvdFgKoBv8652lLsdAlqRLXRHFe6_HB3va4PLCMIqqg=s0">http://lh3.googleusercontent.com/LktAjYp4aJlmBEtrCdDCWK9SOVAQVtv45HdohROZhvdFgKoBv8652lLsdAlqRLXRHFe6_HB3va4PLCMIqqg=s0</text:a></text:p>
          </table:table-cell>
          <table:table-cell table:style-name="ce21" office:value-type="string">
            <text:p>Looping notre petit dernier❤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6T05:39:43">
            <text:p>9/6/2016 5:39:43</text:p>
          </table:table-cell>
          <table:table-cell table:style-name="ce21" office:value-type="string">
            <text:p>Moon Aure</text:p>
          </table:table-cell>
          <table:table-cell table:style-name="ce23" office:value-type="string" office:value="http://www.facebook.com/1103882323024334">
            <text:p><text:a xlink:href="http://www.facebook.com/1103882323024334">http://www.facebook.com/1103882323024334</text:a></text:p>
          </table:table-cell>
          <table:table-cell table:style-name="ce23" office:value-type="string" office:value="http://lh3.googleusercontent.com/cD2DTvFUMoWYrzSa1lXG7hU0Fae_6QsEmYT7ti8eiU5DWIXoltcANchno4qTwjadz1cmQ-43WroIF8ajIg=s0">
            <text:p><text:a xlink:href="http://lh3.googleusercontent.com/cD2DTvFUMoWYrzSa1lXG7hU0Fae_6QsEmYT7ti8eiU5DWIXoltcANchno4qTwjadz1cmQ-43WroIF8ajIg=s0">http://lh3.googleusercontent.com/cD2DTvFUMoWYrzSa1lXG7hU0Fae_6QsEmYT7ti8eiU5DWIXoltcANchno4qTwjadz1cmQ-43WroIF8ajIg=s0</text:a></text:p>
          </table:table-cell>
          <table:table-cell table:style-name="ce21" office:value-type="string">
            <text:p>Moon pour son premier bain à la plage de sa vie ♡ je l'aime tellement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6T05:09:27">
            <text:p>9/6/2016 5:09:27</text:p>
          </table:table-cell>
          <table:table-cell table:style-name="ce21" office:value-type="string">
            <text:p>Caroline Zahnd</text:p>
          </table:table-cell>
          <table:table-cell table:style-name="ce23" office:value-type="string" office:value="http://www.facebook.com/589138514607220">
            <text:p><text:a xlink:href="http://www.facebook.com/589138514607220">http://www.facebook.com/589138514607220</text:a></text:p>
          </table:table-cell>
          <table:table-cell table:style-name="ce23" office:value-type="string" office:value="http://lh3.googleusercontent.com/8y-I2Y4e-KZHIDyo-psGijkNejgrSQzvjV3FsZ0Q0GfcJiKRpWFjFRjrB5i5daX6K4eewQyirgtTyvCYZdMp=s0">
            <text:p><text:a xlink:href="http://lh3.googleusercontent.com/8y-I2Y4e-KZHIDyo-psGijkNejgrSQzvjV3FsZ0Q0GfcJiKRpWFjFRjrB5i5daX6K4eewQyirgtTyvCYZdMp=s0">http://lh3.googleusercontent.com/8y-I2Y4e-KZHIDyo-psGijkNejgrSQzvjV3FsZ0Q0GfcJiKRpWFjFRjrB5i5daX6K4eewQyirgtTyvCYZdMp=s0</text:a></text:p>
          </table:table-cell>
          <table:table-cell table:style-name="ce21" office:value-type="string">
            <text:p>Gaïa 8 ans, aime les bains de pieds</text:p>
          </table:table-cell>
          <table:table-cell table:style-name="ce21" office:value-type="float" office:value="38">
            <text:p>38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5T22:29:26">
            <text:p>9/5/2016 22:29:27</text:p>
          </table:table-cell>
          <table:table-cell table:style-name="ce21" office:value-type="string">
            <text:p>Samantha Della Valle</text:p>
          </table:table-cell>
          <table:table-cell table:style-name="ce23" office:value-type="string" office:value="http://www.facebook.com/10210674862490678">
            <text:p><text:a xlink:href="http://www.facebook.com/10210674862490678">http://www.facebook.com/10210674862490678</text:a></text:p>
          </table:table-cell>
          <table:table-cell table:style-name="ce23" office:value-type="string" office:value="http://lh3.googleusercontent.com/VD_Np-K4S8ns7N0FOWqo3FoN7gc6A-JqAjMWi3IPuUC4CDGQTHHnlDdBCop-nULR0FdLw1JZeBHm4IdtNA=s0">
            <text:p><text:a xlink:href="http://lh3.googleusercontent.com/VD_Np-K4S8ns7N0FOWqo3FoN7gc6A-JqAjMWi3IPuUC4CDGQTHHnlDdBCop-nULR0FdLw1JZeBHm4IdtNA=s0">http://lh3.googleusercontent.com/VD_Np-K4S8ns7N0FOWqo3FoN7gc6A-JqAjMWi3IPuUC4CDGQTHHnlDdBCop-nULR0FdLw1JZeBHm4IdtNA=s0</text:a></text:p>
          </table:table-cell>
          <table:table-cell table:style-name="ce21" office:value-type="string">
            <text:p>Ivy ❤️</text:p>
          </table:table-cell>
          <table:table-cell table:style-name="ce21" office:value-type="float" office:value="23">
            <text:p>23</text:p>
          </table:table-cell>
          <table:table-cell table:style-name="ce23" office:value-type="string" office:value="sam.dlv.me.com">
            <text:p><text:a xlink:href="http://sam.dlv.me.com">sam.dlv.me.com</text:a>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5T22:17:45">
            <text:p>9/5/2016 22:17:46</text:p>
          </table:table-cell>
          <table:table-cell table:style-name="ce21" office:value-type="string">
            <text:p>Janet Delorme</text:p>
          </table:table-cell>
          <table:table-cell table:style-name="ce23" office:value-type="string" office:value="http://www.facebook.com/10207019343377789">
            <text:p><text:a xlink:href="http://www.facebook.com/10207019343377789">http://www.facebook.com/10207019343377789</text:a></text:p>
          </table:table-cell>
          <table:table-cell table:style-name="ce23" office:value-type="string" office:value="http://lh3.googleusercontent.com/oMyppyck3ih9lQFEjp-abt1mgY0ZPUi2AFK5gj8-Ge7KVByXN8f8Z4Q6_M_XIwV9XcNqQbZloabPk67Qe--T=s0">
            <text:p><text:a xlink:href="http://lh3.googleusercontent.com/oMyppyck3ih9lQFEjp-abt1mgY0ZPUi2AFK5gj8-Ge7KVByXN8f8Z4Q6_M_XIwV9XcNqQbZloabPk67Qe--T=s0">http://lh3.googleusercontent.com/oMyppyck3ih9lQFEjp-abt1mgY0ZPUi2AFK5gj8-Ge7KVByXN8f8Z4Q6_M_XIwV9XcNqQbZloabPk67Qe--T=s0</text:a></text:p>
          </table:table-cell>
          <table:table-cell table:style-name="ce21" office:value-type="string">
            <text:p>Nora... Saut du bateau à la mer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5T20:25:17">
            <text:p>9/5/2016 20:25:17</text:p>
          </table:table-cell>
          <table:table-cell table:style-name="ce21" office:value-type="string">
            <text:p>Soi Maugan</text:p>
          </table:table-cell>
          <table:table-cell table:style-name="ce23" office:value-type="string" office:value="http://www.facebook.com/10153880946123730">
            <text:p><text:a xlink:href="http://www.facebook.com/10153880946123730">http://www.facebook.com/10153880946123730</text:a></text:p>
          </table:table-cell>
          <table:table-cell table:style-name="ce23" office:value-type="string" office:value="http://lh3.googleusercontent.com/aKhulZq5e-r4VAb5ab3x5bae2tmzXLnffEP1I461gddx86F-oIzJAkFkAq10AFDThr3CSv_HQk6XOxx36Q=s0">
            <text:p><text:a xlink:href="http://lh3.googleusercontent.com/aKhulZq5e-r4VAb5ab3x5bae2tmzXLnffEP1I461gddx86F-oIzJAkFkAq10AFDThr3CSv_HQk6XOxx36Q=s0">http://lh3.googleusercontent.com/aKhulZq5e-r4VAb5ab3x5bae2tmzXLnffEP1I461gddx86F-oIzJAkFkAq10AFDThr3CSv_HQk6XOxx36Q=s0</text:a></text:p>
          </table:table-cell>
          <table:table-cell table:style-name="ce21" office:value-type="string">
            <text:p>Cannelle 12 ans, toujours prête pour se baigner et nager, un bonheur, une chienne en or</text:p>
          </table:table-cell>
          <table:table-cell table:style-name="ce21" office:value-type="float" office:value="39">
            <text:p>39</text:p>
          </table:table-cell>
          <table:table-cell table:style-name="ce21" office:value-type="string">
            <text:p>vsoisic@hotmail.com</text:p>
          </table:table-cell>
          <table:table-cell table:style-name="ce21" office:value-type="boolean" office:boolean-value="true">
            <text:p>TRUE</text:p>
          </table:table-cell>
        </table:table-row>
        <table:table-row table:style-name="ro2">
          <table:table-cell table:style-name="ce22" office:value-type="date" office:date-value="2016-09-05T20:13:02">
            <text:p>9/5/2016 20:13:02</text:p>
          </table:table-cell>
          <table:table-cell table:style-name="ce21" office:value-type="string">
            <text:p>Skye Dominika</text:p>
          </table:table-cell>
          <table:table-cell table:style-name="ce23" office:value-type="string" office:value="http://www.facebook.com/10157559467820438">
            <text:p><text:a xlink:href="http://www.facebook.com/10157559467820438">http://www.facebook.com/10157559467820438</text:a></text:p>
          </table:table-cell>
          <table:table-cell table:style-name="ce23" office:value-type="string" office:value="http://lh3.googleusercontent.com/4BgMylGanBXESskO13ybXwWkaGMIQGCvcx6MH7ZI9EsxslthYyszxsk-6JZFeaElXWRvML-xW60YKY86OzQ=s0">
            <text:p><text:a xlink:href="http://lh3.googleusercontent.com/4BgMylGanBXESskO13ybXwWkaGMIQGCvcx6MH7ZI9EsxslthYyszxsk-6JZFeaElXWRvML-xW60YKY86OzQ=s0">http://lh3.googleusercontent.com/4BgMylGanBXESskO13ybXwWkaGMIQGCvcx6MH7ZI9EsxslthYyszxsk-6JZFeaElXWRvML-xW60YKY86OzQ=s0</text:a></text:p>
          </table:table-cell>
          <table:table-cell table:style-name="ce21" office:value-type="string">
            <text:p>Bolek et l'eau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5T20:09:28">
            <text:p>9/5/2016 20:09:29</text:p>
          </table:table-cell>
          <table:table-cell table:style-name="ce21" office:value-type="string">
            <text:p>Axelle Delarue</text:p>
          </table:table-cell>
          <table:table-cell table:style-name="ce23" office:value-type="string" office:value="http://www.facebook.com/10210586075796273">
            <text:p><text:a xlink:href="http://www.facebook.com/10210586075796273">http://www.facebook.com/10210586075796273</text:a></text:p>
          </table:table-cell>
          <table:table-cell table:style-name="ce23" office:value-type="string" office:value="http://lh3.googleusercontent.com/l0Oii_MnlQd6UraBzrN6-tzdt0Ie_EluwZpBoQtjip16cYET6IO1OLbwU3-RB6zGUuHKFqgTkzM_er1lR_M=s0">
            <text:p><text:a xlink:href="http://lh3.googleusercontent.com/l0Oii_MnlQd6UraBzrN6-tzdt0Ie_EluwZpBoQtjip16cYET6IO1OLbwU3-RB6zGUuHKFqgTkzM_er1lR_M=s0">http://lh3.googleusercontent.com/l0Oii_MnlQd6UraBzrN6-tzdt0Ie_EluwZpBoQtjip16cYET6IO1OLbwU3-RB6zGUuHKFqgTkzM_er1lR_M=s0</text:a></text:p>
          </table:table-cell>
          <table:table-cell table:style-name="ce21" office:value-type="string">
            <text:p>Mes deux boxers blancs Julio et Lol
Ils adorent jouer dans l eau !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5T18:51:19">
            <text:p>9/5/2016 18:51:20</text:p>
          </table:table-cell>
          <table:table-cell table:style-name="ce21" office:value-type="string">
            <text:p>Cyril Pelleteret</text:p>
          </table:table-cell>
          <table:table-cell table:style-name="ce23" office:value-type="string" office:value="http://www.facebook.com/654183411422378">
            <text:p><text:a xlink:href="http://www.facebook.com/654183411422378">http://www.facebook.com/654183411422378</text:a></text:p>
          </table:table-cell>
          <table:table-cell table:style-name="ce23" office:value-type="string" office:value="http://lh3.googleusercontent.com/EMvT5zd4_su93YzDsSAGaZfP1T6XNLylB-ve9ZVWEom1t7whzP854fWFEYaC7TQ-YlLh14tNflpDo_jnxRg=s0">
            <text:p><text:a xlink:href="http://lh3.googleusercontent.com/EMvT5zd4_su93YzDsSAGaZfP1T6XNLylB-ve9ZVWEom1t7whzP854fWFEYaC7TQ-YlLh14tNflpDo_jnxRg=s0">http://lh3.googleusercontent.com/EMvT5zd4_su93YzDsSAGaZfP1T6XNLylB-ve9ZVWEom1t7whzP854fWFEYaC7TQ-YlLh14tNflpDo_jnxRg=s0</text:a></text:p>
          </table:table-cell>
          <table:table-cell table:style-name="ce21" office:value-type="string">
            <text:p>Bonjour.Je m'appelle Yona et j'adore jouer dans l'eau.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5T18:19:18">
            <text:p>9/5/2016 18:19:19</text:p>
          </table:table-cell>
          <table:table-cell table:style-name="ce21" office:value-type="string">
            <text:p>Marie-Françoise Olmo</text:p>
          </table:table-cell>
          <table:table-cell table:style-name="ce23" office:value-type="string" office:value="http://www.facebook.com/10208926891823494">
            <text:p><text:a xlink:href="http://www.facebook.com/10208926891823494">http://www.facebook.com/10208926891823494</text:a></text:p>
          </table:table-cell>
          <table:table-cell table:style-name="ce23" office:value-type="string" office:value="http://lh3.googleusercontent.com/Rp_bQ95ROxDcUmUguxE81RdwafLTKB_3QsEgMKMG4_SszG-Aw_uuoIXiuOTmjE1LITRyMYwoDEpikkdCHVc=s0">
            <text:p><text:a xlink:href="http://lh3.googleusercontent.com/Rp_bQ95ROxDcUmUguxE81RdwafLTKB_3QsEgMKMG4_SszG-Aw_uuoIXiuOTmjE1LITRyMYwoDEpikkdCHVc=s0">http://lh3.googleusercontent.com/Rp_bQ95ROxDcUmUguxE81RdwafLTKB_3QsEgMKMG4_SszG-Aw_uuoIXiuOTmjE1LITRyMYwoDEpikkdCHVc=s0</text:a></text:p>
          </table:table-cell>
          <table:table-cell table:style-name="ce21" office:value-type="string">
            <text:p>Litchi à Manga: "Mais pousse pas, j'y suis déjà allée dans l'eau !!!" ;)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5T18:11:35">
            <text:p>9/5/2016 18:11:35</text:p>
          </table:table-cell>
          <table:table-cell table:style-name="ce21" office:value-type="string">
            <text:p>Christopher Hullebrouck</text:p>
          </table:table-cell>
          <table:table-cell table:style-name="ce23" office:value-type="string" office:value="http://www.facebook.com/1102354003166524">
            <text:p><text:a xlink:href="http://www.facebook.com/1102354003166524">http://www.facebook.com/1102354003166524</text:a></text:p>
          </table:table-cell>
          <table:table-cell table:style-name="ce23" office:value-type="string" office:value="http://lh3.googleusercontent.com/YVuTDEouG6xRUfZqEXq1BhBZZRgrbh3ghP-HGh2Diq8BTiBFhXHBub1YPt_i3RcID1stMYa1mWgxFsPPajay=s0">
            <text:p><text:a xlink:href="http://lh3.googleusercontent.com/YVuTDEouG6xRUfZqEXq1BhBZZRgrbh3ghP-HGh2Diq8BTiBFhXHBub1YPt_i3RcID1stMYa1mWgxFsPPajay=s0">http://lh3.googleusercontent.com/YVuTDEouG6xRUfZqEXq1BhBZZRgrbh3ghP-HGh2Diq8BTiBFhXHBub1YPt_i3RcID1stMYa1mWgxFsPPajay=s0</text:a></text:p>
          </table:table-cell>
          <table:table-cell table:style-name="ce21" office:value-type="string">
            <text:p>Qu'il est doux de ne rien faire quand tout s'agite autour de nous !!!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chrishul8@yahoo.fr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5T18:06:44">
            <text:p>9/5/2016 18:06:44</text:p>
          </table:table-cell>
          <table:table-cell table:style-name="ce21" office:value-type="string">
            <text:p>Agnès Tagada</text:p>
          </table:table-cell>
          <table:table-cell table:style-name="ce23" office:value-type="string" office:value="http://www.facebook.com/10153812206482314">
            <text:p><text:a xlink:href="http://www.facebook.com/10153812206482314">http://www.facebook.com/10153812206482314</text:a></text:p>
          </table:table-cell>
          <table:table-cell table:style-name="ce23" office:value-type="string" office:value="http://lh3.googleusercontent.com/nDqdjorAdyRKC4GdzK91oBmo2LF_m9jS7JtrDXne_8etw9ehJ1fBtbk7qBlW5tz92Bx66WWCF-M7vJ7vyOg=s0">
            <text:p><text:a xlink:href="http://lh3.googleusercontent.com/nDqdjorAdyRKC4GdzK91oBmo2LF_m9jS7JtrDXne_8etw9ehJ1fBtbk7qBlW5tz92Bx66WWCF-M7vJ7vyOg=s0">http://lh3.googleusercontent.com/nDqdjorAdyRKC4GdzK91oBmo2LF_m9jS7JtrDXne_8etw9ehJ1fBtbk7qBlW5tz92Bx66WWCF-M7vJ7vyOg=s0</text:a></text:p>
          </table:table-cell>
          <table:table-cell table:style-name="ce21" office:value-type="string">
            <text:p>Intox et préfère le bac à vache que la randonnée en Ariège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agnes.poirier224@orange.fr</text:p>
          </table:table-cell>
          <table:table-cell table:style-name="ce21" office:value-type="boolean" office:boolean-value="true">
            <text:p>TRUE</text:p>
          </table:table-cell>
        </table:table-row>
        <table:table-row table:style-name="ro2">
          <table:table-cell table:style-name="ce22" office:value-type="date" office:date-value="2016-09-05T17:06:51">
            <text:p>9/5/2016 17:06:52</text:p>
          </table:table-cell>
          <table:table-cell table:style-name="ce21" office:value-type="string">
            <text:p>Jessica Bourderionnet</text:p>
          </table:table-cell>
          <table:table-cell table:style-name="ce23" office:value-type="string" office:value="http://www.facebook.com/1063047597135861">
            <text:p><text:a xlink:href="http://www.facebook.com/1063047597135861">http://www.facebook.com/1063047597135861</text:a></text:p>
          </table:table-cell>
          <table:table-cell table:style-name="ce23" office:value-type="string" office:value="http://lh3.googleusercontent.com/hAHQeWIm0LKtQNzSJLCW3QPpA2enxrPAM0TiUhhKdilZ9-wH5ciTdE4XAPIld40TRDrjikxfHqCME_2zQUc=s0">
            <text:p><text:a xlink:href="http://lh3.googleusercontent.com/hAHQeWIm0LKtQNzSJLCW3QPpA2enxrPAM0TiUhhKdilZ9-wH5ciTdE4XAPIld40TRDrjikxfHqCME_2zQUc=s0">http://lh3.googleusercontent.com/hAHQeWIm0LKtQNzSJLCW3QPpA2enxrPAM0TiUhhKdilZ9-wH5ciTdE4XAPIld40TRDrjikxfHqCME_2zQUc=s0</text:a></text:p>
          </table:table-cell>
          <table:table-cell table:style-name="ce21" office:value-type="string">
            <text:p>Wako et l'eau, une grande histoire d'amour. Il adore sauter par dessus les vagues &lt;3</text:p>
          </table:table-cell>
          <table:table-cell table:style-name="ce21" office:value-type="float" office:value="85">
            <text:p>85</text:p>
          </table:table-cell>
          <table:table-cell table:style-name="ce21" office:value-type="string">
            <text:p>jess.bourderionnet@gmail.com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5T16:04:26">
            <text:p>9/5/2016 16:04:27</text:p>
          </table:table-cell>
          <table:table-cell table:style-name="ce21" office:value-type="string">
            <text:p>Charly Hcore</text:p>
          </table:table-cell>
          <table:table-cell table:style-name="ce23" office:value-type="string" office:value="http://www.facebook.com/950631828415870">
            <text:p><text:a xlink:href="http://www.facebook.com/950631828415870">http://www.facebook.com/950631828415870</text:a></text:p>
          </table:table-cell>
          <table:table-cell table:style-name="ce23" office:value-type="string" office:value="http://lh3.googleusercontent.com/R_5jbXBKiGlB6yec4mgbAgiLEbJWXyCxDJcFSNO6AXdPL8_BWRD1OBVxJswOwlz4oJBTyuMxFm-8-A3lAXs=s0">
            <text:p><text:a xlink:href="http://lh3.googleusercontent.com/R_5jbXBKiGlB6yec4mgbAgiLEbJWXyCxDJcFSNO6AXdPL8_BWRD1OBVxJswOwlz4oJBTyuMxFm-8-A3lAXs=s0">http://lh3.googleusercontent.com/R_5jbXBKiGlB6yec4mgbAgiLEbJWXyCxDJcFSNO6AXdPL8_BWRD1OBVxJswOwlz4oJBTyuMxFm-8-A3lAXs=s0</text:a></text:p>
          </table:table-cell>
          <table:table-cell table:style-name="ce21" office:value-type="string">
            <text:p>Tyson le surveillant de la plage de Bray-Dunes lol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5T14:57:18">
            <text:p>9/5/2016 14:57:18</text:p>
          </table:table-cell>
          <table:table-cell table:style-name="ce21" office:value-type="string">
            <text:p>Auguste Coralie</text:p>
          </table:table-cell>
          <table:table-cell table:style-name="ce23" office:value-type="string" office:value="http://www.facebook.com/684114791736847">
            <text:p><text:a xlink:href="http://www.facebook.com/684114791736847">http://www.facebook.com/684114791736847</text:a></text:p>
          </table:table-cell>
          <table:table-cell table:style-name="ce23" office:value-type="string" office:value="http://lh3.googleusercontent.com/cEJjFnDl1ewcAsdqiyR16l3YOg7IvKhqB33vVhmbZOfWamtsMzTfEjFzkpNytS-pQr0hRcHqysSqAbk66oI=s0">
            <text:p><text:a xlink:href="http://lh3.googleusercontent.com/cEJjFnDl1ewcAsdqiyR16l3YOg7IvKhqB33vVhmbZOfWamtsMzTfEjFzkpNytS-pQr0hRcHqysSqAbk66oI=s0">http://lh3.googleusercontent.com/cEJjFnDl1ewcAsdqiyR16l3YOg7IvKhqB33vVhmbZOfWamtsMzTfEjFzkpNytS-pQr0hRcHqysSqAbk66oI=s0</text:a></text:p>
          </table:table-cell>
          <table:table-cell table:style-name="ce21" office:value-type="string">
            <text:p>Missa et ses début dans l'eau une belle histoire d'amour qui commnencer ^^ et sa dure toujours ^^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ngeyecoralie@yahoo.fr</text:p>
          </table:table-cell>
          <table:table-cell table:style-name="ce21" office:value-type="boolean" office:boolean-value="true">
            <text:p>TRUE</text:p>
          </table:table-cell>
        </table:table-row>
        <table:table-row table:style-name="ro2">
          <table:table-cell table:style-name="ce22" office:value-type="date" office:date-value="2016-09-05T14:45:55">
            <text:p>9/5/2016 14:45:56</text:p>
          </table:table-cell>
          <table:table-cell table:style-name="ce21" office:value-type="string">
            <text:p>Stephanie Chanteloup Lata</text:p>
          </table:table-cell>
          <table:table-cell table:style-name="ce23" office:value-type="string" office:value="http://www.facebook.com/10206696189395498">
            <text:p><text:a xlink:href="http://www.facebook.com/10206696189395498">http://www.facebook.com/10206696189395498</text:a></text:p>
          </table:table-cell>
          <table:table-cell table:style-name="ce23" office:value-type="string" office:value="http://lh3.googleusercontent.com/I77UZfTFbob7u6fkJ9t6oxRlgYhX5O44Mcxyx4JgW5cnRIExoJVY9nFbbrrlCDsM9e4bdUrURMA16z5mGA=s0">
            <text:p><text:a xlink:href="http://lh3.googleusercontent.com/I77UZfTFbob7u6fkJ9t6oxRlgYhX5O44Mcxyx4JgW5cnRIExoJVY9nFbbrrlCDsM9e4bdUrURMA16z5mGA=s0">http://lh3.googleusercontent.com/I77UZfTFbob7u6fkJ9t6oxRlgYhX5O44Mcxyx4JgW5cnRIExoJVY9nFbbrrlCDsM9e4bdUrURMA16z5mGA=s0</text:a></text:p>
          </table:table-cell>
          <table:table-cell table:style-name="ce21" office:value-type="string">
            <text:p>Surf en nouvelle Calédonie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5T14:39:20">
            <text:p>9/5/2016 14:39:21</text:p>
          </table:table-cell>
          <table:table-cell table:style-name="ce21" office:value-type="string">
            <text:p>Christa Martens</text:p>
          </table:table-cell>
          <table:table-cell table:style-name="ce23" office:value-type="string" office:value="http://www.facebook.com/951751238284000">
            <text:p><text:a xlink:href="http://www.facebook.com/951751238284000">http://www.facebook.com/951751238284000</text:a></text:p>
          </table:table-cell>
          <table:table-cell table:style-name="ce23" office:value-type="string" office:value="http://lh3.googleusercontent.com/ETwWRs4DKHgpXjLpRrkKGyaqwCPeFyRmd7E2Vh7CunusHS2XJb_qA4V8_F_0OLyAkyy4d9eIRqTmcXo-iJta=s0">
            <text:p><text:a xlink:href="http://lh3.googleusercontent.com/ETwWRs4DKHgpXjLpRrkKGyaqwCPeFyRmd7E2Vh7CunusHS2XJb_qA4V8_F_0OLyAkyy4d9eIRqTmcXo-iJta=s0">http://lh3.googleusercontent.com/ETwWRs4DKHgpXjLpRrkKGyaqwCPeFyRmd7E2Vh7CunusHS2XJb_qA4V8_F_0OLyAkyy4d9eIRqTmcXo-iJta=s0</text:a></text:p>
          </table:table-cell>
          <table:table-cell table:style-name="ce21" office:value-type="string">
            <text:p>Sheba op jacht in Organya...Love it !!</text:p>
          </table:table-cell>
          <table:table-cell table:style-name="ce21" office:value-type="float" office:value="46">
            <text:p>46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5T14:34:26">
            <text:p>9/5/2016 14:34:27</text:p>
          </table:table-cell>
          <table:table-cell table:style-name="ce21" office:value-type="string">
            <text:p>Jdu Déborah</text:p>
          </table:table-cell>
          <table:table-cell table:style-name="ce23" office:value-type="string" office:value="http://www.facebook.com/10209062811638784">
            <text:p><text:a xlink:href="http://www.facebook.com/10209062811638784">http://www.facebook.com/10209062811638784</text:a></text:p>
          </table:table-cell>
          <table:table-cell table:style-name="ce23" office:value-type="string" office:value="http://lh3.googleusercontent.com/OoZtwkyi9EXtBZpNicI88E6j_RxhZt2PUOkicpNs5lXB4bwHDKESp0pUc3IMQy3aFnpAi46oXq97RvFD4vrd=s0">
            <text:p><text:a xlink:href="http://lh3.googleusercontent.com/OoZtwkyi9EXtBZpNicI88E6j_RxhZt2PUOkicpNs5lXB4bwHDKESp0pUc3IMQy3aFnpAi46oXq97RvFD4vrd=s0">http://lh3.googleusercontent.com/OoZtwkyi9EXtBZpNicI88E6j_RxhZt2PUOkicpNs5lXB4bwHDKESp0pUc3IMQy3aFnpAi46oXq97RvFD4vrd=s0</text:a></text:p>
          </table:table-cell>
          <table:table-cell table:style-name="ce21" office:value-type="string">
            <text:p>Louna a la mer 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5T14:18:00">
            <text:p>9/5/2016 14:18:01</text:p>
          </table:table-cell>
          <table:table-cell table:style-name="ce21" office:value-type="string">
            <text:p>Lola Modena</text:p>
          </table:table-cell>
          <table:table-cell table:style-name="ce23" office:value-type="string" office:value="http://www.facebook.com/300098997027081">
            <text:p><text:a xlink:href="http://www.facebook.com/300098997027081">http://www.facebook.com/300098997027081</text:a></text:p>
          </table:table-cell>
          <table:table-cell table:style-name="ce23" office:value-type="string" office:value="http://lh3.googleusercontent.com/Giz9CO6ei6MIKSVb9sXrSQmKJPMFWEudCaAF0attqOgZPEirxBRvX8gs9WWXBMswlYypgDBxygdlrqY8aQI=s0">
            <text:p><text:a xlink:href="http://lh3.googleusercontent.com/Giz9CO6ei6MIKSVb9sXrSQmKJPMFWEudCaAF0attqOgZPEirxBRvX8gs9WWXBMswlYypgDBxygdlrqY8aQI=s0">http://lh3.googleusercontent.com/Giz9CO6ei6MIKSVb9sXrSQmKJPMFWEudCaAF0attqOgZPEirxBRvX8gs9WWXBMswlYypgDBxygdlrqY8aQI=s0</text:a></text:p>
          </table:table-cell>
          <table:table-cell table:style-name="ce21" office:value-type="string">
            <text:p>Lola dans sa piscine 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5T13:27:38">
            <text:p>9/5/2016 13:27:39</text:p>
          </table:table-cell>
          <table:table-cell table:style-name="ce21" office:value-type="string">
            <text:p>Pierre Onillon</text:p>
          </table:table-cell>
          <table:table-cell table:style-name="ce23" office:value-type="string" office:value="http://www.facebook.com/10205673189309610">
            <text:p><text:a xlink:href="http://www.facebook.com/10205673189309610">http://www.facebook.com/10205673189309610</text:a></text:p>
          </table:table-cell>
          <table:table-cell table:style-name="ce23" office:value-type="string" office:value="http://lh3.googleusercontent.com/1pipKiYkNiugrAzSbQ3w2B72Bcoz-9nisIXpL3nmlCifvxis2241cKTrToHw8VOjTC8hjUdehI3EXS2x-0w=s0">
            <text:p><text:a xlink:href="http://lh3.googleusercontent.com/1pipKiYkNiugrAzSbQ3w2B72Bcoz-9nisIXpL3nmlCifvxis2241cKTrToHw8VOjTC8hjUdehI3EXS2x-0w=s0">http://lh3.googleusercontent.com/1pipKiYkNiugrAzSbQ3w2B72Bcoz-9nisIXpL3nmlCifvxis2241cKTrToHw8VOjTC8hjUdehI3EXS2x-0w=s0</text:a></text:p>
          </table:table-cell>
          <table:table-cell table:style-name="ce21" office:value-type="string">
            <text:p>Hobo qui se baigne avec les plante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ierre.onillon@live.fr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5T12:26:31">
            <text:p>9/5/2016 12:26:32</text:p>
          </table:table-cell>
          <table:table-cell table:style-name="ce21" office:value-type="string">
            <text:p>Vanessa Thelliere</text:p>
          </table:table-cell>
          <table:table-cell table:style-name="ce23" office:value-type="string" office:value="http://www.facebook.com/1785916505017307">
            <text:p><text:a xlink:href="http://www.facebook.com/1785916505017307">http://www.facebook.com/1785916505017307</text:a></text:p>
          </table:table-cell>
          <table:table-cell table:style-name="ce23" office:value-type="string" office:value="http://lh3.googleusercontent.com/h6y1X_GAR0p4SvPDFUkw9k97PaHUN8MJm9RJTyxsqlBU3wk_Peoy8kZ0T89S1_bCTpT9veYWsgjd7x0zqKE=s0">
            <text:p><text:a xlink:href="http://lh3.googleusercontent.com/h6y1X_GAR0p4SvPDFUkw9k97PaHUN8MJm9RJTyxsqlBU3wk_Peoy8kZ0T89S1_bCTpT9veYWsgjd7x0zqKE=s0">http://lh3.googleusercontent.com/h6y1X_GAR0p4SvPDFUkw9k97PaHUN8MJm9RJTyxsqlBU3wk_Peoy8kZ0T89S1_bCTpT9veYWsgjd7x0zqKE=s0</text:a></text:p>
          </table:table-cell>
          <table:table-cell table:style-name="ce21" office:value-type="string">
            <text:p>Jay'Z, 2 ans, un amour de chihuahua </text:p>
          </table:table-cell>
          <table:table-cell table:style-name="ce21" office:value-type="float" office:value="39">
            <text:p>39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5T12:17:11">
            <text:p>9/5/2016 12:17:11</text:p>
          </table:table-cell>
          <table:table-cell table:style-name="ce21" office:value-type="string">
            <text:p>Vanessa Gos</text:p>
          </table:table-cell>
          <table:table-cell table:style-name="ce23" office:value-type="string" office:value="http://www.facebook.com/10210836762134000">
            <text:p><text:a xlink:href="http://www.facebook.com/10210836762134000">http://www.facebook.com/10210836762134000</text:a></text:p>
          </table:table-cell>
          <table:table-cell table:style-name="ce23" office:value-type="string" office:value="http://lh3.googleusercontent.com/22Kbnjw85YQnXAMsxZZWzChgCOOYvQwmAdpS2ieV8f8moz6wdYb3RSBck6PvmGEOH7QjaRwa7RU-c6gyeo0=s0">
            <text:p><text:a xlink:href="http://lh3.googleusercontent.com/22Kbnjw85YQnXAMsxZZWzChgCOOYvQwmAdpS2ieV8f8moz6wdYb3RSBck6PvmGEOH7QjaRwa7RU-c6gyeo0=s0">http://lh3.googleusercontent.com/22Kbnjw85YQnXAMsxZZWzChgCOOYvQwmAdpS2ieV8f8moz6wdYb3RSBck6PvmGEOH7QjaRwa7RU-c6gyeo0=s0</text:a></text:p>
          </table:table-cell>
          <table:table-cell table:style-name="ce21" office:value-type="string">
            <text:p>Milo a aussi sa piscine ! 😎😀</text:p>
          </table:table-cell>
          <table:table-cell table:style-name="ce21" office:value-type="float" office:value="64">
            <text:p>64</text:p>
          </table:table-cell>
          <table:table-cell table:style-name="ce21" office:value-type="string">
            <text:p>gos.vanessa@gmail.com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5T11:49:57">
            <text:p>9/5/2016 11:49:58</text:p>
          </table:table-cell>
          <table:table-cell table:style-name="ce21" office:value-type="string">
            <text:p>Valerie Chauffeton</text:p>
          </table:table-cell>
          <table:table-cell table:style-name="ce23" office:value-type="string" office:value="http://www.facebook.com/10154511289409834">
            <text:p><text:a xlink:href="http://www.facebook.com/10154511289409834">http://www.facebook.com/10154511289409834</text:a></text:p>
          </table:table-cell>
          <table:table-cell table:style-name="ce23" office:value-type="string" office:value="http://lh3.googleusercontent.com/2hk_TGPIrfT-NlHmCdXnECYrrw6yImmFYLUuztivos5Js_hhS0A6UpCyd92jWYkmYmsjY0bgtWhANoUBFgWW=s0">
            <text:p><text:a xlink:href="http://lh3.googleusercontent.com/2hk_TGPIrfT-NlHmCdXnECYrrw6yImmFYLUuztivos5Js_hhS0A6UpCyd92jWYkmYmsjY0bgtWhANoUBFgWW=s0">http://lh3.googleusercontent.com/2hk_TGPIrfT-NlHmCdXnECYrrw6yImmFYLUuztivos5Js_hhS0A6UpCyd92jWYkmYmsjY0bgtWhANoUBFgWW=s0</text:a></text:p>
          </table:table-cell>
          <table:table-cell table:style-name="ce21" office:value-type="string">
            <text:p>Même si je ne sais pas nager!!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5T11:47:23">
            <text:p>9/5/2016 11:47:24</text:p>
          </table:table-cell>
          <table:table-cell table:style-name="ce21" office:value-type="string">
            <text:p>Annie Christien</text:p>
          </table:table-cell>
          <table:table-cell table:style-name="ce23" office:value-type="string" office:value="http://www.facebook.com/1770031513276673">
            <text:p><text:a xlink:href="http://www.facebook.com/1770031513276673">http://www.facebook.com/1770031513276673</text:a></text:p>
          </table:table-cell>
          <table:table-cell table:style-name="ce23" office:value-type="string" office:value="http://lh3.googleusercontent.com/X6kkPhcI16CyDpaPkpMc3I2cyYnCacEk6Ox6DEvmIUVcK1Kbwh_mpom8z2QGVCKHGF193cuEyrEd_pT6kibW=s0">
            <text:p><text:a xlink:href="http://lh3.googleusercontent.com/X6kkPhcI16CyDpaPkpMc3I2cyYnCacEk6Ox6DEvmIUVcK1Kbwh_mpom8z2QGVCKHGF193cuEyrEd_pT6kibW=s0">http://lh3.googleusercontent.com/X6kkPhcI16CyDpaPkpMc3I2cyYnCacEk6Ox6DEvmIUVcK1Kbwh_mpom8z2QGVCKHGF193cuEyrEd_pT6kibW=s0</text:a></text:p>
          </table:table-cell>
          <table:table-cell table:style-name="ce21" office:value-type="string">
            <text:p>kaouet dans la rivière.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5T11:18:57">
            <text:p>9/5/2016 11:18:57</text:p>
          </table:table-cell>
          <table:table-cell table:style-name="ce21" office:value-type="string">
            <text:p>Hélène Tournié</text:p>
          </table:table-cell>
          <table:table-cell table:style-name="ce23" office:value-type="string" office:value="http://www.facebook.com/10210281631295981">
            <text:p><text:a xlink:href="http://www.facebook.com/10210281631295981">http://www.facebook.com/10210281631295981</text:a></text:p>
          </table:table-cell>
          <table:table-cell table:style-name="ce23" office:value-type="string" office:value="http://lh3.googleusercontent.com/v-aDjBm-TW2ELD8gBEFbU6URQO9XfYErAE3fIi5Pm4rIWarObBJcc91bEqXIG1qzRwhyK1qigo602PuM1VI=s0">
            <text:p><text:a xlink:href="http://lh3.googleusercontent.com/v-aDjBm-TW2ELD8gBEFbU6URQO9XfYErAE3fIi5Pm4rIWarObBJcc91bEqXIG1qzRwhyK1qigo602PuM1VI=s0">http://lh3.googleusercontent.com/v-aDjBm-TW2ELD8gBEFbU6URQO9XfYErAE3fIi5Pm4rIWarObBJcc91bEqXIG1qzRwhyK1qigo602PuM1VI=s0</text:a></text:p>
          </table:table-cell>
          <table:table-cell table:style-name="ce21" office:value-type="string">
            <text:p>LE GRAND SAUT D'IZY, ENCOURAGÉ PAR POUPSI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h.tournie@gmail.com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5T11:16:48">
            <text:p>9/5/2016 11:16:49</text:p>
          </table:table-cell>
          <table:table-cell table:style-name="ce21" office:value-type="string">
            <text:p>Teddynounet Adrast</text:p>
          </table:table-cell>
          <table:table-cell table:style-name="ce23" office:value-type="string" office:value="http://www.facebook.com/10207275148663802">
            <text:p><text:a xlink:href="http://www.facebook.com/10207275148663802">http://www.facebook.com/10207275148663802</text:a></text:p>
          </table:table-cell>
          <table:table-cell table:style-name="ce23" office:value-type="string" office:value="http://lh3.googleusercontent.com/vAU4zMYU0OiH-OxncPq4xE3NEnHKV8DISPyht6PSjq0W5aL9Ugpi8T-V3yAn5vFOwNmiGO13baWk-mzJ1Ao=s0">
            <text:p><text:a xlink:href="http://lh3.googleusercontent.com/vAU4zMYU0OiH-OxncPq4xE3NEnHKV8DISPyht6PSjq0W5aL9Ugpi8T-V3yAn5vFOwNmiGO13baWk-mzJ1Ao=s0">http://lh3.googleusercontent.com/vAU4zMYU0OiH-OxncPq4xE3NEnHKV8DISPyht6PSjq0W5aL9Ugpi8T-V3yAn5vFOwNmiGO13baWk-mzJ1Ao=s0</text:a></text:p>
          </table:table-cell>
          <table:table-cell table:style-name="ce21" office:value-type="string">
            <text:p>Petite Cora dans la piscine de Papa et Maman !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5T10:59:55">
            <text:p>9/5/2016 10:59:56</text:p>
          </table:table-cell>
          <table:table-cell table:style-name="ce21" office:value-type="string">
            <text:p>Noémie Beaupeu</text:p>
          </table:table-cell>
          <table:table-cell table:style-name="ce23" office:value-type="string" office:value="http://www.facebook.com/10208807956529077">
            <text:p><text:a xlink:href="http://www.facebook.com/10208807956529077">http://www.facebook.com/10208807956529077</text:a></text:p>
          </table:table-cell>
          <table:table-cell table:style-name="ce23" office:value-type="string" office:value="http://lh3.googleusercontent.com/HaVPKymRQTKkSLT55c0egNDPDXMKhy2D3hulQHn6gL58el5n5CKuNc1mkLkzMfbiVZn9FRACwlTPbTFfr3-4=s0">
            <text:p><text:a xlink:href="http://lh3.googleusercontent.com/HaVPKymRQTKkSLT55c0egNDPDXMKhy2D3hulQHn6gL58el5n5CKuNc1mkLkzMfbiVZn9FRACwlTPbTFfr3-4=s0">http://lh3.googleusercontent.com/HaVPKymRQTKkSLT55c0egNDPDXMKhy2D3hulQHn6gL58el5n5CKuNc1mkLkzMfbiVZn9FRACwlTPbTFfr3-4=s0</text:a></text:p>
          </table:table-cell>
          <table:table-cell table:style-name="ce21" office:value-type="string">
            <text:p>Voici Iron en plein rafraîchissement dans sa piscine personnelle!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noemie2501@live.fr</text:p>
          </table:table-cell>
          <table:table-cell table:style-name="ce21" office:value-type="boolean" office:boolean-value="true">
            <text:p>TRUE</text:p>
          </table:table-cell>
        </table:table-row>
        <table:table-row table:style-name="ro2">
          <table:table-cell table:style-name="ce22" office:value-type="date" office:date-value="2016-09-05T10:57:53">
            <text:p>9/5/2016 10:57:53</text:p>
          </table:table-cell>
          <table:table-cell table:style-name="ce21" office:value-type="string">
            <text:p>Cassy Demers Nolin</text:p>
          </table:table-cell>
          <table:table-cell table:style-name="ce23" office:value-type="string" office:value="http://www.facebook.com/10208918439256153">
            <text:p><text:a xlink:href="http://www.facebook.com/10208918439256153">http://www.facebook.com/10208918439256153</text:a></text:p>
          </table:table-cell>
          <table:table-cell table:style-name="ce23" office:value-type="string" office:value="http://lh3.googleusercontent.com/iBpVt8KZfoEiVvRIwgJeOy_txS6lr0xqlHBtFYOgIwgN49QFcAJ38o46nuSdGfFNZ24cee9l2tPEo_yVUfU=s0">
            <text:p><text:a xlink:href="http://lh3.googleusercontent.com/iBpVt8KZfoEiVvRIwgJeOy_txS6lr0xqlHBtFYOgIwgN49QFcAJ38o46nuSdGfFNZ24cee9l2tPEo_yVUfU=s0">http://lh3.googleusercontent.com/iBpVt8KZfoEiVvRIwgJeOy_txS6lr0xqlHBtFYOgIwgN49QFcAJ38o46nuSdGfFNZ24cee9l2tPEo_yVUfU=s0</text:a></text:p>
          </table:table-cell>
          <table:table-cell table:style-name="ce21" office:value-type="string">
            <text:p>Petite sieste dans les doudous après une balade au lac.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demerscassy@gmail.com</text:p>
          </table:table-cell>
          <table:table-cell table:style-name="ce21" office:value-type="boolean" office:boolean-value="true">
            <text:p>TRUE</text:p>
          </table:table-cell>
        </table:table-row>
        <table:table-row table:style-name="ro2">
          <table:table-cell table:style-name="ce22" office:value-type="date" office:date-value="2016-09-05T10:53:38">
            <text:p>9/5/2016 10:53:39</text:p>
          </table:table-cell>
          <table:table-cell table:style-name="ce21" office:value-type="string">
            <text:p>Catherine Meyour</text:p>
          </table:table-cell>
          <table:table-cell table:style-name="ce23" office:value-type="string" office:value="http://www.facebook.com/10210882842296367">
            <text:p><text:a xlink:href="http://www.facebook.com/10210882842296367">http://www.facebook.com/10210882842296367</text:a></text:p>
          </table:table-cell>
          <table:table-cell table:style-name="ce23" office:value-type="string" office:value="http://lh3.googleusercontent.com/8ORwpxXu6lec1922neZqnyJSDxcG__wqeHil7NmXVKQhJqimEFE5jnw4gSoojSJPud9beeC9V8sWLOG6oWLI=s0">
            <text:p><text:a xlink:href="http://lh3.googleusercontent.com/8ORwpxXu6lec1922neZqnyJSDxcG__wqeHil7NmXVKQhJqimEFE5jnw4gSoojSJPud9beeC9V8sWLOG6oWLI=s0">http://lh3.googleusercontent.com/8ORwpxXu6lec1922neZqnyJSDxcG__wqeHil7NmXVKQhJqimEFE5jnw4gSoojSJPud9beeC9V8sWLOG6oWLI=s0</text:a></text:p>
          </table:table-cell>
          <table:table-cell table:style-name="ce21" office:value-type="string">
            <text:p>Petite sieste avant la ballade 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5T10:36:39">
            <text:p>9/5/2016 10:36:40</text:p>
          </table:table-cell>
          <table:table-cell table:style-name="ce21" office:value-type="string">
            <text:p>Daryl Le Bouli Bouli</text:p>
          </table:table-cell>
          <table:table-cell table:style-name="ce23" office:value-type="string" office:value="http://www.facebook.com/314228622261634">
            <text:p><text:a xlink:href="http://www.facebook.com/314228622261634">http://www.facebook.com/314228622261634</text:a></text:p>
          </table:table-cell>
          <table:table-cell table:style-name="ce23" office:value-type="string" office:value="http://lh3.googleusercontent.com/3sz6ouFF85C24SdtzG670MeOdy_hjcyqwcuuEYRXIBUtgwV-cPgFWdc3tsc-67wxTJUkTHqVXqKbti6yR4s=s0">
            <text:p><text:a xlink:href="http://lh3.googleusercontent.com/3sz6ouFF85C24SdtzG670MeOdy_hjcyqwcuuEYRXIBUtgwV-cPgFWdc3tsc-67wxTJUkTHqVXqKbti6yR4s=s0">http://lh3.googleusercontent.com/3sz6ouFF85C24SdtzG670MeOdy_hjcyqwcuuEYRXIBUtgwV-cPgFWdc3tsc-67wxTJUkTHqVXqKbti6yR4s=s0</text:a></text:p>
          </table:table-cell>
          <table:table-cell table:style-name="ce21" office:value-type="string">
            <text:p>Daryl à la rivièr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sofie2482@yahoo.fr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5T09:59:28">
            <text:p>9/5/2016 9:59:28</text:p>
          </table:table-cell>
          <table:table-cell table:style-name="ce21" office:value-type="string">
            <text:p>Colmars Les Alpes</text:p>
          </table:table-cell>
          <table:table-cell table:style-name="ce23" office:value-type="string" office:value="http://www.facebook.com/1228048537226592">
            <text:p><text:a xlink:href="http://www.facebook.com/1228048537226592">http://www.facebook.com/1228048537226592</text:a></text:p>
          </table:table-cell>
          <table:table-cell table:style-name="ce23" office:value-type="string" office:value="http://lh3.googleusercontent.com/cslnfZBHQFXkNnQYk7ZKCdqwp1oYi1eXJCYRfh961FZYhMlBUWwHUC0jpRl_Ko0yl6SUYP2oAEFZaotT2CM=s0">
            <text:p><text:a xlink:href="http://lh3.googleusercontent.com/cslnfZBHQFXkNnQYk7ZKCdqwp1oYi1eXJCYRfh961FZYhMlBUWwHUC0jpRl_Ko0yl6SUYP2oAEFZaotT2CM=s0">http://lh3.googleusercontent.com/cslnfZBHQFXkNnQYk7ZKCdqwp1oYi1eXJCYRfh961FZYhMlBUWwHUC0jpRl_Ko0yl6SUYP2oAEFZaotT2CM=s0</text:a></text:p>
          </table:table-cell>
          <table:table-cell table:style-name="ce21" office:value-type="string">
            <text:p>avec mon papa pour ma première sortie en bateau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uno3144@hotmail.fr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5T09:51:48">
            <text:p>9/5/2016 9:51:48</text:p>
          </table:table-cell>
          <table:table-cell table:style-name="ce21" office:value-type="string">
            <text:p>Baptiste Bouhier</text:p>
          </table:table-cell>
          <table:table-cell table:style-name="ce23" office:value-type="string" office:value="http://www.facebook.com/1187683347982126">
            <text:p><text:a xlink:href="http://www.facebook.com/1187683347982126">http://www.facebook.com/1187683347982126</text:a></text:p>
          </table:table-cell>
          <table:table-cell table:style-name="ce23" office:value-type="string" office:value="http://lh3.googleusercontent.com/R-q2KVF4Xr7wHUglZLXZDkvvJmBpbqo_DhPwG15DL6s93UYnPYG7VPiK8wy7U8rzqKmvcLHXWTAcRgnh2Is=s0">
            <text:p><text:a xlink:href="http://lh3.googleusercontent.com/R-q2KVF4Xr7wHUglZLXZDkvvJmBpbqo_DhPwG15DL6s93UYnPYG7VPiK8wy7U8rzqKmvcLHXWTAcRgnh2Is=s0">http://lh3.googleusercontent.com/R-q2KVF4Xr7wHUglZLXZDkvvJmBpbqo_DhPwG15DL6s93UYnPYG7VPiK8wy7U8rzqKmvcLHXWTAcRgnh2Is=s0</text:a></text:p>
          </table:table-cell>
          <table:table-cell table:style-name="ce21" office:value-type="string">
            <text:p>Leika se rafraîchi les pattes ! 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b.bouhier2@hotmail.fr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5T09:41:51">
            <text:p>9/5/2016 9:41:51</text:p>
          </table:table-cell>
          <table:table-cell table:style-name="ce21" office:value-type="string">
            <text:p>Élisabeth Rémy</text:p>
          </table:table-cell>
          <table:table-cell table:style-name="ce23" office:value-type="string" office:value="http://www.facebook.com/10208549664356353">
            <text:p><text:a xlink:href="http://www.facebook.com/10208549664356353">http://www.facebook.com/10208549664356353</text:a></text:p>
          </table:table-cell>
          <table:table-cell table:style-name="ce23" office:value-type="string" office:value="http://lh3.googleusercontent.com/dE2gjC92fTgIoL6aXibWn_kPw4nMe5zsXG5WzqP0l6tepH7gr5udFOlZXHr4pCbJMhI_ziK-MMVhHY-XfhI=s0">
            <text:p><text:a xlink:href="http://lh3.googleusercontent.com/dE2gjC92fTgIoL6aXibWn_kPw4nMe5zsXG5WzqP0l6tepH7gr5udFOlZXHr4pCbJMhI_ziK-MMVhHY-XfhI=s0">http://lh3.googleusercontent.com/dE2gjC92fTgIoL6aXibWn_kPw4nMe5zsXG5WzqP0l6tepH7gr5udFOlZXHr4pCbJMhI_ziK-MMVhHY-XfhI=s0</text:a></text:p>
          </table:table-cell>
          <table:table-cell table:style-name="ce21" office:value-type="string">
            <text:p>Seth a Argelès sur mer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web.babeth@wanadoo.fr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5T09:40:26">
            <text:p>9/5/2016 9:40:26</text:p>
          </table:table-cell>
          <table:table-cell table:style-name="ce21" office:value-type="string">
            <text:p>Cédric Destraz</text:p>
          </table:table-cell>
          <table:table-cell table:style-name="ce23" office:value-type="string" office:value="http://www.facebook.com/1171281812892874">
            <text:p><text:a xlink:href="http://www.facebook.com/1171281812892874">http://www.facebook.com/1171281812892874</text:a></text:p>
          </table:table-cell>
          <table:table-cell table:style-name="ce23" office:value-type="string" office:value="http://lh3.googleusercontent.com/10d6m6kN_VC9YoQYpQnNG3q0qUKQ2gc6hIXNGGdqANNPRMjD2w4VLA53SlxuI8qVTii37rA0Em8LsC9SDA=s0">
            <text:p><text:a xlink:href="http://lh3.googleusercontent.com/10d6m6kN_VC9YoQYpQnNG3q0qUKQ2gc6hIXNGGdqANNPRMjD2w4VLA53SlxuI8qVTii37rA0Em8LsC9SDA=s0">http://lh3.googleusercontent.com/10d6m6kN_VC9YoQYpQnNG3q0qUKQ2gc6hIXNGGdqANNPRMjD2w4VLA53SlxuI8qVTii37rA0Em8LsC9SDA=s0</text:a></text:p>
          </table:table-cell>
          <table:table-cell table:style-name="ce21" office:value-type="string">
            <text:p>Zelda decouvrant l eau a 5 mois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5T09:03:23">
            <text:p>9/5/2016 9:03:24</text:p>
          </table:table-cell>
          <table:table-cell table:style-name="ce21" office:value-type="string">
            <text:p>Geofnanou Viollet</text:p>
          </table:table-cell>
          <table:table-cell table:style-name="ce23" office:value-type="string" office:value="http://www.facebook.com/294989510876661">
            <text:p><text:a xlink:href="http://www.facebook.com/294989510876661">http://www.facebook.com/294989510876661</text:a></text:p>
          </table:table-cell>
          <table:table-cell table:style-name="ce23" office:value-type="string" office:value="http://lh3.googleusercontent.com/t2nclxwpuVwYQeB003nR140JsigMoUtg_5MubsQI3D8iLUmGDAbaW6ShZ0aex5Sqyi16vQz3Z4LxQslWUao=s0">
            <text:p><text:a xlink:href="http://lh3.googleusercontent.com/t2nclxwpuVwYQeB003nR140JsigMoUtg_5MubsQI3D8iLUmGDAbaW6ShZ0aex5Sqyi16vQz3Z4LxQslWUao=s0">http://lh3.googleusercontent.com/t2nclxwpuVwYQeB003nR140JsigMoUtg_5MubsQI3D8iLUmGDAbaW6ShZ0aex5Sqyi16vQz3Z4LxQslWUao=s0</text:a></text:p>
          </table:table-cell>
          <table:table-cell table:style-name="ce21" office:value-type="string">
            <text:p>cette fois ci je vais l’attraper ce poisson.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geofnanou@gmail.com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5T08:32:00">
            <text:p>9/5/2016 8:32:00</text:p>
          </table:table-cell>
          <table:table-cell table:style-name="ce21" office:value-type="string">
            <text:p>Amandine Framboise Tchoumette</text:p>
          </table:table-cell>
          <table:table-cell table:style-name="ce23" office:value-type="string" office:value="http://www.facebook.com/10210703420765368">
            <text:p><text:a xlink:href="http://www.facebook.com/10210703420765368">http://www.facebook.com/10210703420765368</text:a></text:p>
          </table:table-cell>
          <table:table-cell table:style-name="ce23" office:value-type="string" office:value="http://lh3.googleusercontent.com/rtPFpvBommXis1qGC3h6J8TnNJuUb3FdUfZEG9uEW8-Nu_AN3UBO1AaeDEwLNKYWRCWQD6-k-K6omIpEJJw=s0">
            <text:p><text:a xlink:href="http://lh3.googleusercontent.com/rtPFpvBommXis1qGC3h6J8TnNJuUb3FdUfZEG9uEW8-Nu_AN3UBO1AaeDEwLNKYWRCWQD6-k-K6omIpEJJw=s0">http://lh3.googleusercontent.com/rtPFpvBommXis1qGC3h6J8TnNJuUb3FdUfZEG9uEW8-Nu_AN3UBO1AaeDEwLNKYWRCWQD6-k-K6omIpEJJw=s0</text:a></text:p>
          </table:table-cell>
          <table:table-cell table:style-name="ce21" office:value-type="string">
            <text:p>Isko ; 3 ans ; Mi Eurasier Mi Poisson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andine.teitgen@gmail.com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5T04:47:36">
            <text:p>9/5/2016 4:47:36</text:p>
          </table:table-cell>
          <table:table-cell table:style-name="ce21" office:value-type="string">
            <text:p>Arnaud Large</text:p>
          </table:table-cell>
          <table:table-cell table:style-name="ce23" office:value-type="string" office:value="http://www.facebook.com/10211057452691541">
            <text:p><text:a xlink:href="http://www.facebook.com/10211057452691541">http://www.facebook.com/10211057452691541</text:a></text:p>
          </table:table-cell>
          <table:table-cell table:style-name="ce23" office:value-type="string" office:value="http://lh3.googleusercontent.com/e0SD9HGQjtCHDVQuKE3577zZzA_rD43BjQUInFmNuU8IFzY5J8bvG4e85n7c0es6QdrqsMrrW78Yqpu-mAY=s0">
            <text:p><text:a xlink:href="http://lh3.googleusercontent.com/e0SD9HGQjtCHDVQuKE3577zZzA_rD43BjQUInFmNuU8IFzY5J8bvG4e85n7c0es6QdrqsMrrW78Yqpu-mAY=s0">http://lh3.googleusercontent.com/e0SD9HGQjtCHDVQuKE3577zZzA_rD43BjQUInFmNuU8IFzY5J8bvG4e85n7c0es6QdrqsMrrW78Yqpu-mAY=s0</text:a></text:p>
          </table:table-cell>
          <table:table-cell table:style-name="ce21" office:value-type="string">
            <text:p>Trop cool les vacances ! 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pitchoun69@live.fr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5T04:37:37">
            <text:p>9/5/2016 4:37:38</text:p>
          </table:table-cell>
          <table:table-cell table:style-name="ce21" office:value-type="string">
            <text:p>Nathalie Raynaud</text:p>
          </table:table-cell>
          <table:table-cell table:style-name="ce23" office:value-type="string" office:value="http://www.facebook.com/1074307385998265">
            <text:p><text:a xlink:href="http://www.facebook.com/1074307385998265">http://www.facebook.com/1074307385998265</text:a></text:p>
          </table:table-cell>
          <table:table-cell table:style-name="ce23" office:value-type="string" office:value="http://lh3.googleusercontent.com/FrcHYWR4ga2gF8acaZ1f4c0trJkC6S_QsCShAB7csma4BREyRKlh9AdA3NmbEwtz-4x2Elvgupsk58Vh4V0=s0">
            <text:p><text:a xlink:href="http://lh3.googleusercontent.com/FrcHYWR4ga2gF8acaZ1f4c0trJkC6S_QsCShAB7csma4BREyRKlh9AdA3NmbEwtz-4x2Elvgupsk58Vh4V0=s0">http://lh3.googleusercontent.com/FrcHYWR4ga2gF8acaZ1f4c0trJkC6S_QsCShAB7csma4BREyRKlh9AdA3NmbEwtz-4x2Elvgupsk58Vh4V0=s0</text:a></text:p>
          </table:table-cell>
          <table:table-cell table:style-name="ce21" office:value-type="string">
            <text:p>Jack qui saute du zodiac à l'entrainement de sauvetage à l'eau.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altashain@yahoo.fr</text:p>
          </table:table-cell>
          <table:table-cell table:style-name="ce21" office:value-type="boolean" office:boolean-value="true">
            <text:p>TRUE</text:p>
          </table:table-cell>
        </table:table-row>
        <table:table-row table:style-name="ro2">
          <table:table-cell table:style-name="ce22" office:value-type="date" office:date-value="2016-09-04T22:57:58">
            <text:p>9/4/2016 22:57:58</text:p>
          </table:table-cell>
          <table:table-cell table:style-name="ce21" office:value-type="string">
            <text:p>Stephane Charette</text:p>
          </table:table-cell>
          <table:table-cell table:style-name="ce23" office:value-type="string" office:value="http://www.facebook.com/10153795638710911">
            <text:p><text:a xlink:href="http://www.facebook.com/10153795638710911">http://www.facebook.com/10153795638710911</text:a></text:p>
          </table:table-cell>
          <table:table-cell table:style-name="ce23" office:value-type="string" office:value="http://lh3.googleusercontent.com/AsJsXkFIDLzJdLPEJcBsPKCZHdNk9N5bZIXi_Ab4vX3mFs179qAVdCM2DvYm0MHQptRz_crZC4VSsw7_f_81=s0">
            <text:p><text:a xlink:href="http://lh3.googleusercontent.com/AsJsXkFIDLzJdLPEJcBsPKCZHdNk9N5bZIXi_Ab4vX3mFs179qAVdCM2DvYm0MHQptRz_crZC4VSsw7_f_81=s0">http://lh3.googleusercontent.com/AsJsXkFIDLzJdLPEJcBsPKCZHdNk9N5bZIXi_Ab4vX3mFs179qAVdCM2DvYm0MHQptRz_crZC4VSsw7_f_81=s0</text:a></text:p>
          </table:table-cell>
          <table:table-cell table:style-name="ce21" office:value-type="string">
            <text:p>Buddy 7 ans 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4T22:43:14">
            <text:p>9/4/2016 22:43:14</text:p>
          </table:table-cell>
          <table:table-cell table:style-name="ce21" office:value-type="string">
            <text:p>Charlène Entz</text:p>
          </table:table-cell>
          <table:table-cell table:style-name="ce23" office:value-type="string" office:value="http://www.facebook.com/593951550792209">
            <text:p><text:a xlink:href="http://www.facebook.com/593951550792209">http://www.facebook.com/593951550792209</text:a></text:p>
          </table:table-cell>
          <table:table-cell table:style-name="ce23" office:value-type="string" office:value="http://lh3.googleusercontent.com/6bRKhcFT_Dl2GlimLT8GXszjVN-uLKnHxqGlh9KwcJkt0e1j96udAIR9rdoyLvL9QpywkAgp_W2ZYUTv59hb=s0">
            <text:p><text:a xlink:href="http://lh3.googleusercontent.com/6bRKhcFT_Dl2GlimLT8GXszjVN-uLKnHxqGlh9KwcJkt0e1j96udAIR9rdoyLvL9QpywkAgp_W2ZYUTv59hb=s0">http://lh3.googleusercontent.com/6bRKhcFT_Dl2GlimLT8GXszjVN-uLKnHxqGlh9KwcJkt0e1j96udAIR9rdoyLvL9QpywkAgp_W2ZYUTv59hb=s0</text:a></text:p>
          </table:table-cell>
          <table:table-cell table:style-name="ce21" office:value-type="string">
            <text:p>Heaven dans l'eau :) 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4T22:00:31">
            <text:p>9/4/2016 22:00:32</text:p>
          </table:table-cell>
          <table:table-cell table:style-name="ce21" office:value-type="string">
            <text:p>Nanie Nanie</text:p>
          </table:table-cell>
          <table:table-cell table:style-name="ce23" office:value-type="string" office:value="http://www.facebook.com/1750825115205103">
            <text:p><text:a xlink:href="http://www.facebook.com/1750825115205103">http://www.facebook.com/1750825115205103</text:a></text:p>
          </table:table-cell>
          <table:table-cell table:style-name="ce23" office:value-type="string" office:value="http://lh3.googleusercontent.com/naXGrHReAIlJQOthnVSdt6wnvJq9TKUYFLyapkAJapmRfDcBzMhPOCeBftkqgzza5fOhRECpTztVaihpT30=s0">
            <text:p><text:a xlink:href="http://lh3.googleusercontent.com/naXGrHReAIlJQOthnVSdt6wnvJq9TKUYFLyapkAJapmRfDcBzMhPOCeBftkqgzza5fOhRECpTztVaihpT30=s0">http://lh3.googleusercontent.com/naXGrHReAIlJQOthnVSdt6wnvJq9TKUYFLyapkAJapmRfDcBzMhPOCeBftkqgzza5fOhRECpTztVaihpT30=s0</text:a></text:p>
          </table:table-cell>
          <table:table-cell table:style-name="ce21" office:value-type="string">
            <text:p>LYA dans l'abreuvoir 😄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4T21:56:11">
            <text:p>9/4/2016 21:56:11</text:p>
          </table:table-cell>
          <table:table-cell table:style-name="ce21" office:value-type="string">
            <text:p>Jennifer Murlin</text:p>
          </table:table-cell>
          <table:table-cell table:style-name="ce23" office:value-type="string" office:value="http://www.facebook.com/10210009823899768">
            <text:p><text:a xlink:href="http://www.facebook.com/10210009823899768">http://www.facebook.com/10210009823899768</text:a></text:p>
          </table:table-cell>
          <table:table-cell table:style-name="ce23" office:value-type="string" office:value="http://lh3.googleusercontent.com/3YMxddBLZlTaL3ldpglhYlWpP5iQUJjkpixL-yYCzCK9fMDp1yRdGGncERVqIU0vfa7DDcl1bCiHe31C1SE=s0">
            <text:p><text:a xlink:href="http://lh3.googleusercontent.com/3YMxddBLZlTaL3ldpglhYlWpP5iQUJjkpixL-yYCzCK9fMDp1yRdGGncERVqIU0vfa7DDcl1bCiHe31C1SE=s0">http://lh3.googleusercontent.com/3YMxddBLZlTaL3ldpglhYlWpP5iQUJjkpixL-yYCzCK9fMDp1yRdGGncERVqIU0vfa7DDcl1bCiHe31C1SE=s0</text:a></text:p>
          </table:table-cell>
          <table:table-cell table:style-name="ce21" office:value-type="string">
            <text:p>Iva qui adore les plongeons 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jennifer.murlin@gmail.com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4T21:09:19">
            <text:p>9/4/2016 21:09:19</text:p>
          </table:table-cell>
          <table:table-cell table:style-name="ce21" office:value-type="string">
            <text:p>Guillaume Crosnier</text:p>
          </table:table-cell>
          <table:table-cell table:style-name="ce23" office:value-type="string" office:value="http://www.facebook.com/10210133943570224">
            <text:p><text:a xlink:href="http://www.facebook.com/10210133943570224">http://www.facebook.com/10210133943570224</text:a></text:p>
          </table:table-cell>
          <table:table-cell table:style-name="ce23" office:value-type="string" office:value="http://lh3.googleusercontent.com/64jAAkMgEZmhAnIfCgupzai_RG3C2A2np7NOIVFZN4FEBbAPXni8MLulHP0AMMU2FdRy8ZBaSov55G8N4g=s0">
            <text:p><text:a xlink:href="http://lh3.googleusercontent.com/64jAAkMgEZmhAnIfCgupzai_RG3C2A2np7NOIVFZN4FEBbAPXni8MLulHP0AMMU2FdRy8ZBaSov55G8N4g=s0">http://lh3.googleusercontent.com/64jAAkMgEZmhAnIfCgupzai_RG3C2A2np7NOIVFZN4FEBbAPXni8MLulHP0AMMU2FdRy8ZBaSov55G8N4g=s0</text:a></text:p>
          </table:table-cell>
          <table:table-cell table:style-name="ce21" office:value-type="string">
            <text:p>Inouk qui cherche son chemin. 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4T21:06:51">
            <text:p>9/4/2016 21:06:51</text:p>
          </table:table-cell>
          <table:table-cell table:style-name="ce21" office:value-type="string">
            <text:p>Sophie Guidez</text:p>
          </table:table-cell>
          <table:table-cell table:style-name="ce23" office:value-type="string" office:value="http://www.facebook.com/1137959636274502">
            <text:p><text:a xlink:href="http://www.facebook.com/1137959636274502">http://www.facebook.com/1137959636274502</text:a></text:p>
          </table:table-cell>
          <table:table-cell table:style-name="ce23" office:value-type="string" office:value="http://lh3.googleusercontent.com/q0jkwrqRxEvDD5z5Zfs4LLBmWjDCmb6eimosrXBMwcPepm1J_6tq8bc1Q3C59qT4nrI8Psms29oGUWlt0Cs=s0">
            <text:p><text:a xlink:href="http://lh3.googleusercontent.com/q0jkwrqRxEvDD5z5Zfs4LLBmWjDCmb6eimosrXBMwcPepm1J_6tq8bc1Q3C59qT4nrI8Psms29oGUWlt0Cs=s0">http://lh3.googleusercontent.com/q0jkwrqRxEvDD5z5Zfs4LLBmWjDCmb6eimosrXBMwcPepm1J_6tq8bc1Q3C59qT4nrI8Psms29oGUWlt0Cs=s0</text:a></text:p>
          </table:table-cell>
          <table:table-cell table:style-name="ce21" office:value-type="string">
            <text:p>Lascar un peu hésitant à se mouiller les pattes ! 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4T20:05:09">
            <text:p>9/4/2016 20:05:10</text:p>
          </table:table-cell>
          <table:table-cell table:style-name="ce21" office:value-type="string">
            <text:p>Alex Abelard MiZ'</text:p>
          </table:table-cell>
          <table:table-cell table:style-name="ce23" office:value-type="string" office:value="http://www.facebook.com/10209175755084271">
            <text:p><text:a xlink:href="http://www.facebook.com/10209175755084271">http://www.facebook.com/10209175755084271</text:a></text:p>
          </table:table-cell>
          <table:table-cell table:style-name="ce23" office:value-type="string" office:value="http://lh3.googleusercontent.com/4T5NlMm0TxB5jF5C3N34i8w2QNPfVURfR1xBYd2xkd8QrWp9x4gN_K4fxcXSv5tpJ5FvBn2e778C-pxWHA=s0">
            <text:p><text:a xlink:href="http://lh3.googleusercontent.com/4T5NlMm0TxB5jF5C3N34i8w2QNPfVURfR1xBYd2xkd8QrWp9x4gN_K4fxcXSv5tpJ5FvBn2e778C-pxWHA=s0">http://lh3.googleusercontent.com/4T5NlMm0TxB5jF5C3N34i8w2QNPfVURfR1xBYd2xkd8QrWp9x4gN_K4fxcXSv5tpJ5FvBn2e778C-pxWHA=s0</text:a></text:p>
          </table:table-cell>
          <table:table-cell table:style-name="ce21" office:value-type="string">
            <text:p>Apnée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4T19:59:32">
            <text:p>9/4/2016 19:59:32</text:p>
          </table:table-cell>
          <table:table-cell table:style-name="ce21" office:value-type="string">
            <text:p>Alexandra Ravier</text:p>
          </table:table-cell>
          <table:table-cell table:style-name="ce23" office:value-type="string" office:value="http://www.facebook.com/10210330241949585">
            <text:p><text:a xlink:href="http://www.facebook.com/10210330241949585">http://www.facebook.com/10210330241949585</text:a></text:p>
          </table:table-cell>
          <table:table-cell table:style-name="ce23" office:value-type="string" office:value="http://lh3.googleusercontent.com/GFSVwPEtHvjjtU2rIxb9JT_g889kV2de7xy4G_D9CU3BvF4jPtdPcTyvNyFUermRC-uzyqkWK4MJcuwiTw=s0">
            <text:p><text:a xlink:href="http://lh3.googleusercontent.com/GFSVwPEtHvjjtU2rIxb9JT_g889kV2de7xy4G_D9CU3BvF4jPtdPcTyvNyFUermRC-uzyqkWK4MJcuwiTw=s0">http://lh3.googleusercontent.com/GFSVwPEtHvjjtU2rIxb9JT_g889kV2de7xy4G_D9CU3BvF4jPtdPcTyvNyFUermRC-uzyqkWK4MJcuwiTw=s0</text:a></text:p>
          </table:table-cell>
          <table:table-cell table:style-name="ce21" office:value-type="string">
            <text:p>Jayna 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4T19:52:35">
            <text:p>9/4/2016 19:52:35</text:p>
          </table:table-cell>
          <table:table-cell table:style-name="ce21" office:value-type="string">
            <text:p>Aurore Maëchling</text:p>
          </table:table-cell>
          <table:table-cell table:style-name="ce23" office:value-type="string" office:value="http://www.facebook.com/10208165995521696">
            <text:p><text:a xlink:href="http://www.facebook.com/10208165995521696">http://www.facebook.com/10208165995521696</text:a></text:p>
          </table:table-cell>
          <table:table-cell table:style-name="ce23" office:value-type="string" office:value="http://lh3.googleusercontent.com/G5azui4HsTfQ8xhxEWOIG_fnS_AWltOAE1KFiiGRu9zrqJLovWlOUUJwry0n_Bu5GhUoDnfPvrlbvNmgyg=s0">
            <text:p><text:a xlink:href="http://lh3.googleusercontent.com/G5azui4HsTfQ8xhxEWOIG_fnS_AWltOAE1KFiiGRu9zrqJLovWlOUUJwry0n_Bu5GhUoDnfPvrlbvNmgyg=s0">http://lh3.googleusercontent.com/G5azui4HsTfQ8xhxEWOIG_fnS_AWltOAE1KFiiGRu9zrqJLovWlOUUJwry0n_Bu5GhUoDnfPvrlbvNmgyg=s0</text:a></text:p>
          </table:table-cell>
          <table:table-cell table:style-name="ce21" office:value-type="string">
            <text:p>Scarface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4T19:03:16">
            <text:p>9/4/2016 19:03:17</text:p>
          </table:table-cell>
          <table:table-cell table:style-name="ce21" office:value-type="string">
            <text:p>Mika Mandine</text:p>
          </table:table-cell>
          <table:table-cell table:style-name="ce23" office:value-type="string" office:value="http://www.facebook.com/1588717571423308">
            <text:p><text:a xlink:href="http://www.facebook.com/1588717571423308">http://www.facebook.com/1588717571423308</text:a></text:p>
          </table:table-cell>
          <table:table-cell table:style-name="ce23" office:value-type="string" office:value="http://lh3.googleusercontent.com/WPkvkGO3kKjTkZiid1VlJCXGq7i99B2o79Z7coDES3njgSLm8o5EhEiiEvYJPEUpAloK-cmr8QK3OEkhliAu=s0">
            <text:p><text:a xlink:href="http://lh3.googleusercontent.com/WPkvkGO3kKjTkZiid1VlJCXGq7i99B2o79Z7coDES3njgSLm8o5EhEiiEvYJPEUpAloK-cmr8QK3OEkhliAu=s0">http://lh3.googleusercontent.com/WPkvkGO3kKjTkZiid1VlJCXGq7i99B2o79Z7coDES3njgSLm8o5EhEiiEvYJPEUpAloK-cmr8QK3OEkhliAu=s0</text:a></text:p>
          </table:table-cell>
          <table:table-cell table:style-name="ce21" office:value-type="string">
            <text:p>Mon bébé !!! Jtm pok. 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4T18:55:19">
            <text:p>9/4/2016 18:55:19</text:p>
          </table:table-cell>
          <table:table-cell table:style-name="ce21" office:value-type="string">
            <text:p>Carine CF</text:p>
          </table:table-cell>
          <table:table-cell table:style-name="ce23" office:value-type="string" office:value="http://www.facebook.com/1367984019897257">
            <text:p><text:a xlink:href="http://www.facebook.com/1367984019897257">http://www.facebook.com/1367984019897257</text:a></text:p>
          </table:table-cell>
          <table:table-cell table:style-name="ce23" office:value-type="string" office:value="http://lh3.googleusercontent.com/7POwiRjFMq5pzInbQkaJRvqdYMJX4cgIUQqZ_FOm88MuqJfd8vfcinwb2wt7hgeyKEo2kkbdEvxkiTvYjrg=s0">
            <text:p><text:a xlink:href="http://lh3.googleusercontent.com/7POwiRjFMq5pzInbQkaJRvqdYMJX4cgIUQqZ_FOm88MuqJfd8vfcinwb2wt7hgeyKEo2kkbdEvxkiTvYjrg=s0">http://lh3.googleusercontent.com/7POwiRjFMq5pzInbQkaJRvqdYMJX4cgIUQqZ_FOm88MuqJfd8vfcinwb2wt7hgeyKEo2kkbdEvxkiTvYjrg=s0</text:a></text:p>
          </table:table-cell>
          <table:table-cell table:style-name="ce21" office:value-type="string">
            <text:p>Darius... j'adore les rivières... c'est pépère  !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4T18:52:06">
            <text:p>9/4/2016 18:52:07</text:p>
          </table:table-cell>
          <table:table-cell table:style-name="ce21" office:value-type="string">
            <text:p>Tom Fortier</text:p>
          </table:table-cell>
          <table:table-cell table:style-name="ce23" office:value-type="string" office:value="http://www.facebook.com/10153671758846114">
            <text:p><text:a xlink:href="http://www.facebook.com/10153671758846114">http://www.facebook.com/10153671758846114</text:a></text:p>
          </table:table-cell>
          <table:table-cell table:style-name="ce23" office:value-type="string" office:value="http://lh3.googleusercontent.com/A_PTVyI2tqTHcgmyzrfN7vu360Q4uf_i-1gXSMqsMDhRwa3dq2MiRYv9S0PYM0hJVV0iEhRl6zXqRzOctg=s0">
            <text:p><text:a xlink:href="http://lh3.googleusercontent.com/A_PTVyI2tqTHcgmyzrfN7vu360Q4uf_i-1gXSMqsMDhRwa3dq2MiRYv9S0PYM0hJVV0iEhRl6zXqRzOctg=s0">http://lh3.googleusercontent.com/A_PTVyI2tqTHcgmyzrfN7vu360Q4uf_i-1gXSMqsMDhRwa3dq2MiRYv9S0PYM0hJVV0iEhRl6zXqRzOctg=s0</text:a></text:p>
          </table:table-cell>
          <table:table-cell table:style-name="ce21" office:value-type="string">
            <text:p>Première fois a la mer pour Ivonne 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4T18:22:10">
            <text:p>9/4/2016 18:22:11</text:p>
          </table:table-cell>
          <table:table-cell table:style-name="ce21" office:value-type="string">
            <text:p>Emilie Guidez</text:p>
          </table:table-cell>
          <table:table-cell table:style-name="ce23" office:value-type="string" office:value="http://www.facebook.com/1655679801412052">
            <text:p><text:a xlink:href="http://www.facebook.com/1655679801412052">http://www.facebook.com/1655679801412052</text:a></text:p>
          </table:table-cell>
          <table:table-cell table:style-name="ce23" office:value-type="string" office:value="http://lh3.googleusercontent.com/xrfSSloiqVQaW4cI-GvtRfcnzknZJ9tF2Iv2iIztzjGXOeIWUTrZQllVY19asjmw01WMd7rWbtTs5UwHkeM=s0">
            <text:p><text:a xlink:href="http://lh3.googleusercontent.com/xrfSSloiqVQaW4cI-GvtRfcnzknZJ9tF2Iv2iIztzjGXOeIWUTrZQllVY19asjmw01WMd7rWbtTs5UwHkeM=s0">http://lh3.googleusercontent.com/xrfSSloiqVQaW4cI-GvtRfcnzknZJ9tF2Iv2iIztzjGXOeIWUTrZQllVY19asjmw01WMd7rWbtTs5UwHkeM=s0</text:a></text:p>
          </table:table-cell>
          <table:table-cell table:style-name="ce21" office:value-type="string">
            <text:p>Dora l'exploratrice a la recherche de son o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4T17:41:32">
            <text:p>9/4/2016 17:41:33</text:p>
          </table:table-cell>
          <table:table-cell table:style-name="ce21" office:value-type="string">
            <text:p>Véronique Biet</text:p>
          </table:table-cell>
          <table:table-cell table:style-name="ce23" office:value-type="string" office:value="http://www.facebook.com/1093776827358676">
            <text:p><text:a xlink:href="http://www.facebook.com/1093776827358676">http://www.facebook.com/1093776827358676</text:a></text:p>
          </table:table-cell>
          <table:table-cell table:style-name="ce23" office:value-type="string" office:value="http://lh3.googleusercontent.com/pYv5MrRZ_R2FbjGCM39SsU3TXC3bDuzmEm8G_s5AzgizKVWtt7snkd5gKTiSacuQuyoZ_crU1tbGknJQahk=s0">
            <text:p><text:a xlink:href="http://lh3.googleusercontent.com/pYv5MrRZ_R2FbjGCM39SsU3TXC3bDuzmEm8G_s5AzgizKVWtt7snkd5gKTiSacuQuyoZ_crU1tbGknJQahk=s0">http://lh3.googleusercontent.com/pYv5MrRZ_R2FbjGCM39SsU3TXC3bDuzmEm8G_s5AzgizKVWtt7snkd5gKTiSacuQuyoZ_crU1tbGknJQahk=s0</text:a></text:p>
          </table:table-cell>
          <table:table-cell table:style-name="ce21" office:value-type="string">
            <text:p>Bandy version "Lawrence d'Arabie" :) </text:p>
          </table:table-cell>
          <table:table-cell table:style-name="ce21" office:value-type="float" office:value="57">
            <text:p>57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4T17:20:38">
            <text:p>9/4/2016 17:20:39</text:p>
          </table:table-cell>
          <table:table-cell table:style-name="ce21" office:value-type="string">
            <text:p>Jeremie Herold</text:p>
          </table:table-cell>
          <table:table-cell table:style-name="ce23" office:value-type="string" office:value="http://www.facebook.com/10207033815260087">
            <text:p><text:a xlink:href="http://www.facebook.com/10207033815260087">http://www.facebook.com/10207033815260087</text:a></text:p>
          </table:table-cell>
          <table:table-cell table:style-name="ce23" office:value-type="string" office:value="http://lh3.googleusercontent.com/l4NtZTRmttLUhNe0loX1nf5pSgKMduXeN3h0wkrizsH-X2hldMURaykblISMK4suPfJJ5QiOXSDebsA3gg=s0">
            <text:p><text:a xlink:href="http://lh3.googleusercontent.com/l4NtZTRmttLUhNe0loX1nf5pSgKMduXeN3h0wkrizsH-X2hldMURaykblISMK4suPfJJ5QiOXSDebsA3gg=s0">http://lh3.googleusercontent.com/l4NtZTRmttLUhNe0loX1nf5pSgKMduXeN3h0wkrizsH-X2hldMURaykblISMK4suPfJJ5QiOXSDebsA3gg=s0</text:a></text:p>
          </table:table-cell>
          <table:table-cell table:style-name="ce21" office:value-type="string">
            <text:p>AZ au milieu coule une rivière...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4T17:05:14">
            <text:p>9/4/2016 17:05:14</text:p>
          </table:table-cell>
          <table:table-cell table:style-name="ce21" office:value-type="string">
            <text:p>Laurent Torregrosa</text:p>
          </table:table-cell>
          <table:table-cell table:style-name="ce23" office:value-type="string" office:value="http://www.facebook.com/10207159712611674">
            <text:p><text:a xlink:href="http://www.facebook.com/10207159712611674">http://www.facebook.com/10207159712611674</text:a></text:p>
          </table:table-cell>
          <table:table-cell table:style-name="ce23" office:value-type="string" office:value="http://lh3.googleusercontent.com/tibvKt8FzAvqJkPsFL305FO2Mn_MdfvcluQA1L7WpC1b3qwHncIvHjabVaKl2S46_k-tDKcH40tPRB3_ig=s0">
            <text:p><text:a xlink:href="http://lh3.googleusercontent.com/tibvKt8FzAvqJkPsFL305FO2Mn_MdfvcluQA1L7WpC1b3qwHncIvHjabVaKl2S46_k-tDKcH40tPRB3_ig=s0">http://lh3.googleusercontent.com/tibvKt8FzAvqJkPsFL305FO2Mn_MdfvcluQA1L7WpC1b3qwHncIvHjabVaKl2S46_k-tDKcH40tPRB3_ig=s0</text:a></text:p>
          </table:table-cell>
          <table:table-cell table:style-name="ce21" office:value-type="string">
            <text:p>Louska mouille le maillot</text:p>
          </table:table-cell>
          <table:table-cell table:style-name="ce21" office:value-type="float" office:value="29">
            <text:p>29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4T16:53:07">
            <text:p>9/4/2016 16:53:08</text:p>
          </table:table-cell>
          <table:table-cell table:style-name="ce21" office:value-type="string">
            <text:p>Sonia Mcgowan</text:p>
          </table:table-cell>
          <table:table-cell table:style-name="ce23" office:value-type="string" office:value="http://www.facebook.com/10210455997020537">
            <text:p><text:a xlink:href="http://www.facebook.com/10210455997020537">http://www.facebook.com/10210455997020537</text:a></text:p>
          </table:table-cell>
          <table:table-cell table:style-name="ce23" office:value-type="string" office:value="http://lh3.googleusercontent.com/2YKu666KGJtoSoDTl4YSk9a2GZQ3i-RAYpblugLgUW5Xv5z4EJrMgtpX_BdePoVdFQ3WJ0r7YWMq8f4MmBE=s0">
            <text:p><text:a xlink:href="http://lh3.googleusercontent.com/2YKu666KGJtoSoDTl4YSk9a2GZQ3i-RAYpblugLgUW5Xv5z4EJrMgtpX_BdePoVdFQ3WJ0r7YWMq8f4MmBE=s0">http://lh3.googleusercontent.com/2YKu666KGJtoSoDTl4YSk9a2GZQ3i-RAYpblugLgUW5Xv5z4EJrMgtpX_BdePoVdFQ3WJ0r7YWMq8f4MmBE=s0</text:a></text:p>
          </table:table-cell>
          <table:table-cell table:style-name="ce21" office:value-type="string">
            <text:p>Le Frisbee c'est la vie!!! Jekyll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4T16:53:02">
            <text:p>9/4/2016 16:53:02</text:p>
          </table:table-cell>
          <table:table-cell table:style-name="ce21" office:value-type="string">
            <text:p>Véronique Dumortier</text:p>
          </table:table-cell>
          <table:table-cell table:style-name="ce23" office:value-type="string" office:value="http://www.facebook.com/10207379343544589">
            <text:p><text:a xlink:href="http://www.facebook.com/10207379343544589">http://www.facebook.com/10207379343544589</text:a></text:p>
          </table:table-cell>
          <table:table-cell table:style-name="ce23" office:value-type="string" office:value="http://lh3.googleusercontent.com/MueBtNnNuDxAYFT0oOoNyQjDJ9uiQe5jcXiFURo67DGIOM5m88Zrc3-fHFCdVvU9sy0qGFPf10GEX3s0_oMX=s0">
            <text:p><text:a xlink:href="http://lh3.googleusercontent.com/MueBtNnNuDxAYFT0oOoNyQjDJ9uiQe5jcXiFURo67DGIOM5m88Zrc3-fHFCdVvU9sy0qGFPf10GEX3s0_oMX=s0">http://lh3.googleusercontent.com/MueBtNnNuDxAYFT0oOoNyQjDJ9uiQe5jcXiFURo67DGIOM5m88Zrc3-fHFCdVvU9sy0qGFPf10GEX3s0_oMX=s0</text:a></text:p>
          </table:table-cell>
          <table:table-cell table:style-name="ce21" office:value-type="string">
            <text:p>L eau...pour apaiser la canicule😊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4T16:51:41">
            <text:p>9/4/2016 16:51:41</text:p>
          </table:table-cell>
          <table:table-cell table:style-name="ce21" office:value-type="string">
            <text:p>Dominique Maturin</text:p>
          </table:table-cell>
          <table:table-cell table:style-name="ce23" office:value-type="string" office:value="http://www.facebook.com/742008639272213">
            <text:p><text:a xlink:href="http://www.facebook.com/742008639272213">http://www.facebook.com/742008639272213</text:a></text:p>
          </table:table-cell>
          <table:table-cell table:style-name="ce23" office:value-type="string" office:value="http://lh3.googleusercontent.com/3nQOF4QgEVhUvQrcEVWXJ5lEe935Yw8TwuCtr5TUWbJcbuPgbZPg34iVyY2Knh8NzdhbuyrmJnz7R29uUw-n=s0">
            <text:p><text:a xlink:href="http://lh3.googleusercontent.com/3nQOF4QgEVhUvQrcEVWXJ5lEe935Yw8TwuCtr5TUWbJcbuPgbZPg34iVyY2Knh8NzdhbuyrmJnz7R29uUw-n=s0">http://lh3.googleusercontent.com/3nQOF4QgEVhUvQrcEVWXJ5lEe935Yw8TwuCtr5TUWbJcbuPgbZPg34iVyY2Knh8NzdhbuyrmJnz7R29uUw-n=s0</text:a></text:p>
          </table:table-cell>
          <table:table-cell table:style-name="ce21" office:value-type="string">
            <text:p>plume et l'eau :une grande histoire d'amour!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4T16:47:42">
            <text:p>9/4/2016 16:47:42</text:p>
          </table:table-cell>
          <table:table-cell table:style-name="ce21" office:value-type="string">
            <text:p>Alex Bocquet</text:p>
          </table:table-cell>
          <table:table-cell table:style-name="ce23" office:value-type="string" office:value="http://www.facebook.com/10210870062056132">
            <text:p><text:a xlink:href="http://www.facebook.com/10210870062056132">http://www.facebook.com/10210870062056132</text:a></text:p>
          </table:table-cell>
          <table:table-cell table:style-name="ce23" office:value-type="string" office:value="http://lh3.googleusercontent.com/utkp8EYjYARpqkgmIrCfvdoLrLVrRQat-lWzz7v3O6U998slTzLsZbdNRNwrrEsvVcI3_rqydNVR1iKyzLU=s0">
            <text:p><text:a xlink:href="http://lh3.googleusercontent.com/utkp8EYjYARpqkgmIrCfvdoLrLVrRQat-lWzz7v3O6U998slTzLsZbdNRNwrrEsvVcI3_rqydNVR1iKyzLU=s0">http://lh3.googleusercontent.com/utkp8EYjYARpqkgmIrCfvdoLrLVrRQat-lWzz7v3O6U998slTzLsZbdNRNwrrEsvVcI3_rqydNVR1iKyzLU=s0</text:a></text:p>
          </table:table-cell>
          <table:table-cell table:style-name="ce21" office:value-type="string">
            <text:p>hendrix x labrador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4T16:44:49">
            <text:p>9/4/2016 16:44:49</text:p>
          </table:table-cell>
          <table:table-cell table:style-name="ce21" office:value-type="string">
            <text:p>Angéliique Lebreton</text:p>
          </table:table-cell>
          <table:table-cell table:style-name="ce23" office:value-type="string" office:value="http://www.facebook.com/10210877057030380">
            <text:p><text:a xlink:href="http://www.facebook.com/10210877057030380">http://www.facebook.com/10210877057030380</text:a></text:p>
          </table:table-cell>
          <table:table-cell table:style-name="ce23" office:value-type="string" office:value="http://lh3.googleusercontent.com/bHSiJBiJ2w9rJ3dOthR0cSpXyjKHdVpNuYoDc8yHHp1XHJ2S8sHkELYJUjr-sa0crXT2wPjRN-frKfTLIYo=s0">
            <text:p><text:a xlink:href="http://lh3.googleusercontent.com/bHSiJBiJ2w9rJ3dOthR0cSpXyjKHdVpNuYoDc8yHHp1XHJ2S8sHkELYJUjr-sa0crXT2wPjRN-frKfTLIYo=s0">http://lh3.googleusercontent.com/bHSiJBiJ2w9rJ3dOthR0cSpXyjKHdVpNuYoDc8yHHp1XHJ2S8sHkELYJUjr-sa0crXT2wPjRN-frKfTLIYo=s0</text:a></text:p>
          </table:table-cell>
          <table:table-cell table:style-name="ce21" office:value-type="string">
            <text:p>Lady jeune labrador/braque en mode aventurière de la cascade ! 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4T16:43:28">
            <text:p>9/4/2016 16:43:28</text:p>
          </table:table-cell>
          <table:table-cell table:style-name="ce21" office:value-type="string">
            <text:p>Raph Lagny</text:p>
          </table:table-cell>
          <table:table-cell table:style-name="ce23" office:value-type="string" office:value="http://www.facebook.com/925245590968763">
            <text:p><text:a xlink:href="http://www.facebook.com/925245590968763">http://www.facebook.com/925245590968763</text:a></text:p>
          </table:table-cell>
          <table:table-cell table:style-name="ce23" office:value-type="string" office:value="http://lh3.googleusercontent.com/I0AhIiHX1zSmC959vvqh_7clwrRqu6SWo-exxvqtAaKw2u-motbsMBoeCI9vmaaH7utsdmapdfEYoKCaWVE=s0">
            <text:p><text:a xlink:href="http://lh3.googleusercontent.com/I0AhIiHX1zSmC959vvqh_7clwrRqu6SWo-exxvqtAaKw2u-motbsMBoeCI9vmaaH7utsdmapdfEYoKCaWVE=s0">http://lh3.googleusercontent.com/I0AhIiHX1zSmC959vvqh_7clwrRqu6SWo-exxvqtAaKw2u-motbsMBoeCI9vmaaH7utsdmapdfEYoKCaWVE=s0</text:a></text:p>
          </table:table-cell>
          <table:table-cell table:style-name="ce21" office:value-type="string">
            <text:p>Hobby prend son bain 😊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4T16:36:06">
            <text:p>9/4/2016 16:36:06</text:p>
          </table:table-cell>
          <table:table-cell table:style-name="ce21" office:value-type="string">
            <text:p>Cam Mass</text:p>
          </table:table-cell>
          <table:table-cell table:style-name="ce23" office:value-type="string" office:value="http://www.facebook.com/10153842438367113">
            <text:p><text:a xlink:href="http://www.facebook.com/10153842438367113">http://www.facebook.com/10153842438367113</text:a></text:p>
          </table:table-cell>
          <table:table-cell table:style-name="ce23" office:value-type="string" office:value="http://lh3.googleusercontent.com/h-kcUQtlV4qA5KcGcFhJar-6f6Y3KtfhUEbZoPlMurlPvnRHKgCrCt3mI8-5GdOoMsYCNFY5FqQz5Ajpn8c=s0">
            <text:p><text:a xlink:href="http://lh3.googleusercontent.com/h-kcUQtlV4qA5KcGcFhJar-6f6Y3KtfhUEbZoPlMurlPvnRHKgCrCt3mI8-5GdOoMsYCNFY5FqQz5Ajpn8c=s0">http://lh3.googleusercontent.com/h-kcUQtlV4qA5KcGcFhJar-6f6Y3KtfhUEbZoPlMurlPvnRHKgCrCt3mI8-5GdOoMsYCNFY5FqQz5Ajpn8c=s0</text:a></text:p>
          </table:table-cell>
          <table:table-cell table:style-name="ce21" office:value-type="string">
            <text:p>L amour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4T16:30:57">
            <text:p>9/4/2016 16:30:57</text:p>
          </table:table-cell>
          <table:table-cell table:style-name="ce21" office:value-type="string">
            <text:p>Claire Strummer Dubois</text:p>
          </table:table-cell>
          <table:table-cell table:style-name="ce23" office:value-type="string" office:value="http://www.facebook.com/10210359829302935">
            <text:p><text:a xlink:href="http://www.facebook.com/10210359829302935">http://www.facebook.com/10210359829302935</text:a></text:p>
          </table:table-cell>
          <table:table-cell table:style-name="ce23" office:value-type="string" office:value="http://lh3.googleusercontent.com/pbKY8LZj7kDjh7ZOspbHgAG81nlpZSp6o3oI0H3bEcyiTOsbnre5QXWMB_ygMzafq45XFFmaMzjRjZN4bNk=s0">
            <text:p><text:a xlink:href="http://lh3.googleusercontent.com/pbKY8LZj7kDjh7ZOspbHgAG81nlpZSp6o3oI0H3bEcyiTOsbnre5QXWMB_ygMzafq45XFFmaMzjRjZN4bNk=s0">http://lh3.googleusercontent.com/pbKY8LZj7kDjh7ZOspbHgAG81nlpZSp6o3oI0H3bEcyiTOsbnre5QXWMB_ygMzafq45XFFmaMzjRjZN4bNk=s0</text:a></text:p>
          </table:table-cell>
          <table:table-cell table:style-name="ce21" office:value-type="string">
            <text:p>Link Le Roi de la source Ahah </text:p>
          </table:table-cell>
          <table:table-cell table:style-name="ce21" office:value-type="float" office:value="225">
            <text:p>225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4T16:26:47">
            <text:p>9/4/2016 16:26:48</text:p>
          </table:table-cell>
          <table:table-cell table:style-name="ce21" office:value-type="string">
            <text:p>Julien Gattefin</text:p>
          </table:table-cell>
          <table:table-cell table:style-name="ce23" office:value-type="string" office:value="http://www.facebook.com/10209309481406175">
            <text:p><text:a xlink:href="http://www.facebook.com/10209309481406175">http://www.facebook.com/10209309481406175</text:a></text:p>
          </table:table-cell>
          <table:table-cell table:style-name="ce23" office:value-type="string" office:value="http://lh3.googleusercontent.com/kXJFkSKYvKq93kySU0_vZzrV-iticEXsTJXB2KgDGxKTJxcDtwZcyz-diNVewzLV4xzgex7_BWDdRYrlmL4=s0">
            <text:p><text:a xlink:href="http://lh3.googleusercontent.com/kXJFkSKYvKq93kySU0_vZzrV-iticEXsTJXB2KgDGxKTJxcDtwZcyz-diNVewzLV4xzgex7_BWDdRYrlmL4=s0">http://lh3.googleusercontent.com/kXJFkSKYvKq93kySU0_vZzrV-iticEXsTJXB2KgDGxKTJxcDtwZcyz-diNVewzLV4xzgex7_BWDdRYrlmL4=s0</text:a></text:p>
          </table:table-cell>
          <table:table-cell table:style-name="ce21" office:value-type="string">
            <text:p>Louna qui profite de sa piscine part de temps rien de mieu mais snoopy reste à l'écart </text:p>
          </table:table-cell>
          <table:table-cell table:style-name="ce21" office:value-type="float" office:value="80">
            <text:p>80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4T16:26:35">
            <text:p>9/4/2016 16:26:36</text:p>
          </table:table-cell>
          <table:table-cell table:style-name="ce21" office:value-type="string">
            <text:p>Charlène De Liberali</text:p>
          </table:table-cell>
          <table:table-cell table:style-name="ce23" office:value-type="string" office:value="http://www.facebook.com/10209889007689422">
            <text:p><text:a xlink:href="http://www.facebook.com/10209889007689422">http://www.facebook.com/10209889007689422</text:a></text:p>
          </table:table-cell>
          <table:table-cell table:style-name="ce23" office:value-type="string" office:value="http://lh3.googleusercontent.com/PdUae70jxT60FhTS8RLGNauib9J5p9bnTqFuCGSYbI5Ok0zQY6Oi4nobm4aaWS_M_uluNtLxlp-315l8zFk=s0">
            <text:p><text:a xlink:href="http://lh3.googleusercontent.com/PdUae70jxT60FhTS8RLGNauib9J5p9bnTqFuCGSYbI5Ok0zQY6Oi4nobm4aaWS_M_uluNtLxlp-315l8zFk=s0">http://lh3.googleusercontent.com/PdUae70jxT60FhTS8RLGNauib9J5p9bnTqFuCGSYbI5Ok0zQY6Oi4nobm4aaWS_M_uluNtLxlp-315l8zFk=s0</text:a></text:p>
          </table:table-cell>
          <table:table-cell table:style-name="ce21" office:value-type="string">
            <text:p>Brimbelle qui se rafraîchit dans la fontaine de Gassin 👍🏻</text:p>
          </table:table-cell>
          <table:table-cell table:style-name="ce21" office:value-type="float" office:value="23">
            <text:p>23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4T16:22:27">
            <text:p>9/4/2016 16:22:27</text:p>
          </table:table-cell>
          <table:table-cell table:style-name="ce21" office:value-type="string">
            <text:p>Meli-melo Rodriguez</text:p>
          </table:table-cell>
          <table:table-cell table:style-name="ce23" office:value-type="string" office:value="http://www.facebook.com/10154437777622970">
            <text:p><text:a xlink:href="http://www.facebook.com/10154437777622970">http://www.facebook.com/10154437777622970</text:a></text:p>
          </table:table-cell>
          <table:table-cell table:style-name="ce23" office:value-type="string" office:value="http://lh3.googleusercontent.com/J0fqknG174AJt_TzQlBA_gpBbG1Lu0ptBUkaajxCLwCy_6wuj3M9kBKMf9JOIt5VMG01JLeUtX5qWQOPCQ=s0">
            <text:p><text:a xlink:href="http://lh3.googleusercontent.com/J0fqknG174AJt_TzQlBA_gpBbG1Lu0ptBUkaajxCLwCy_6wuj3M9kBKMf9JOIt5VMG01JLeUtX5qWQOPCQ=s0">http://lh3.googleusercontent.com/J0fqknG174AJt_TzQlBA_gpBbG1Lu0ptBUkaajxCLwCy_6wuj3M9kBKMf9JOIt5VMG01JLeUtX5qWQOPCQ=s0</text:a></text:p>
          </table:table-cell>
          <table:table-cell table:style-name="ce21" office:value-type="string">
            <text:p>Lizzi mon eurasier qui regarde le coucher du soleil ❤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4T16:20:37">
            <text:p>9/4/2016 16:20:38</text:p>
          </table:table-cell>
          <table:table-cell table:style-name="ce21" office:value-type="string">
            <text:p>Aude Chasm</text:p>
          </table:table-cell>
          <table:table-cell table:style-name="ce23" office:value-type="string" office:value="http://www.facebook.com/10154551431983631">
            <text:p><text:a xlink:href="http://www.facebook.com/10154551431983631">http://www.facebook.com/10154551431983631</text:a></text:p>
          </table:table-cell>
          <table:table-cell table:style-name="ce23" office:value-type="string" office:value="http://lh3.googleusercontent.com/7BAgW-NxcLOtN0murr_U6wMLCMBv5UoKMMg_aXST89PAwKClF7FW5v0pN4-ypZe5UP1dp7c50e4AfGnDv2-U=s0">
            <text:p><text:a xlink:href="http://lh3.googleusercontent.com/7BAgW-NxcLOtN0murr_U6wMLCMBv5UoKMMg_aXST89PAwKClF7FW5v0pN4-ypZe5UP1dp7c50e4AfGnDv2-U=s0">http://lh3.googleusercontent.com/7BAgW-NxcLOtN0murr_U6wMLCMBv5UoKMMg_aXST89PAwKClF7FW5v0pN4-ypZe5UP1dp7c50e4AfGnDv2-U=s0</text:a></text:p>
          </table:table-cell>
          <table:table-cell table:style-name="ce21" office:value-type="string">
            <text:p>Kelen et l'eau, c'est une grande histoire d'amour ! Il y a tellement de photos que j'aurais pu mettre...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4T16:15:17">
            <text:p>9/4/2016 16:15:18</text:p>
          </table:table-cell>
          <table:table-cell table:style-name="ce21" office:value-type="string">
            <text:p>Sebastien Legendre</text:p>
          </table:table-cell>
          <table:table-cell table:style-name="ce23" office:value-type="string" office:value="http://www.facebook.com/10154411690199463">
            <text:p><text:a xlink:href="http://www.facebook.com/10154411690199463">http://www.facebook.com/10154411690199463</text:a></text:p>
          </table:table-cell>
          <table:table-cell table:style-name="ce23" office:value-type="string" office:value="http://lh3.googleusercontent.com/S4dkbXjB5gFp0rGXHlTXuqiTQB6aiwf8k2aYzD8J7XfZ0lEVsYbM-hVwhfcxPhie1LOYZJdMtuzfHIEzXQ=s0">
            <text:p><text:a xlink:href="http://lh3.googleusercontent.com/S4dkbXjB5gFp0rGXHlTXuqiTQB6aiwf8k2aYzD8J7XfZ0lEVsYbM-hVwhfcxPhie1LOYZJdMtuzfHIEzXQ=s0">http://lh3.googleusercontent.com/S4dkbXjB5gFp0rGXHlTXuqiTQB6aiwf8k2aYzD8J7XfZ0lEVsYbM-hVwhfcxPhie1LOYZJdMtuzfHIEzXQ=s0</text:a></text:p>
          </table:table-cell>
          <table:table-cell table:style-name="ce21" office:value-type="string">
            <text:p>Junior 16 ans une boule d amour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4T16:07:41">
            <text:p>9/4/2016 16:07:42</text:p>
          </table:table-cell>
          <table:table-cell table:style-name="ce21" office:value-type="string">
            <text:p>Au Rel</text:p>
          </table:table-cell>
          <table:table-cell table:style-name="ce23" office:value-type="string" office:value="http://www.facebook.com/10209549702526627">
            <text:p><text:a xlink:href="http://www.facebook.com/10209549702526627">http://www.facebook.com/10209549702526627</text:a></text:p>
          </table:table-cell>
          <table:table-cell table:style-name="ce23" office:value-type="string" office:value="http://lh3.googleusercontent.com/46FJ6sCqLQxyOaI46IoJKWZ8qHCVMCh2D9pe5wQuN2LE63ERzYBhnfymGoepjOFyU10djtVjg0CV8QHgjUE=s0">
            <text:p><text:a xlink:href="http://lh3.googleusercontent.com/46FJ6sCqLQxyOaI46IoJKWZ8qHCVMCh2D9pe5wQuN2LE63ERzYBhnfymGoepjOFyU10djtVjg0CV8QHgjUE=s0">http://lh3.googleusercontent.com/46FJ6sCqLQxyOaI46IoJKWZ8qHCVMCh2D9pe5wQuN2LE63ERzYBhnfymGoepjOFyU10djtVjg0CV8QHgjUE=s0</text:a></text:p>
          </table:table-cell>
          <table:table-cell table:style-name="ce21" office:value-type="string">
            <text:p>Miyo, mon golden retriever au bord des calanques de Cassis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4T16:03:26">
            <text:p>9/4/2016 16:03:26</text:p>
          </table:table-cell>
          <table:table-cell table:style-name="ce21" office:value-type="string">
            <text:p>Ana Mc Fly</text:p>
          </table:table-cell>
          <table:table-cell table:style-name="ce23" office:value-type="string" office:value="http://www.facebook.com/10154498699242299">
            <text:p><text:a xlink:href="http://www.facebook.com/10154498699242299">http://www.facebook.com/10154498699242299</text:a></text:p>
          </table:table-cell>
          <table:table-cell table:style-name="ce23" office:value-type="string" office:value="http://lh3.googleusercontent.com/BYNKDmcMu5D58U6Nshs_PTDzeS9xNizSJQTzkqedc2TkhxxBqXE2L-HwIqpb254p8jGG3tH2j-l5VA2QjmE=s0">
            <text:p><text:a xlink:href="http://lh3.googleusercontent.com/BYNKDmcMu5D58U6Nshs_PTDzeS9xNizSJQTzkqedc2TkhxxBqXE2L-HwIqpb254p8jGG3tH2j-l5VA2QjmE=s0">http://lh3.googleusercontent.com/BYNKDmcMu5D58U6Nshs_PTDzeS9xNizSJQTzkqedc2TkhxxBqXE2L-HwIqpb254p8jGG3tH2j-l5VA2QjmE=s0</text:a></text:p>
          </table:table-cell>
          <table:table-cell table:style-name="ce21" office:value-type="string">
            <text:p>Footing les pattes dans l'eau 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4T16:03:13">
            <text:p>9/4/2016 16:03:14</text:p>
          </table:table-cell>
          <table:table-cell table:style-name="ce21" office:value-type="string">
            <text:p>Gregory Demoor</text:p>
          </table:table-cell>
          <table:table-cell table:style-name="ce23" office:value-type="string" office:value="http://www.facebook.com/10209636973857037">
            <text:p><text:a xlink:href="http://www.facebook.com/10209636973857037">http://www.facebook.com/10209636973857037</text:a></text:p>
          </table:table-cell>
          <table:table-cell table:style-name="ce23" office:value-type="string" office:value="http://lh3.googleusercontent.com/vRCEWCEfBmmlZuZ6-phC_5l49zCM_4kdflzpKDpSk3STIWq6cIzo9kx1ctNcPIlIAtTfeH2DDIQvogHrAQ=s0">
            <text:p><text:a xlink:href="http://lh3.googleusercontent.com/vRCEWCEfBmmlZuZ6-phC_5l49zCM_4kdflzpKDpSk3STIWq6cIzo9kx1ctNcPIlIAtTfeH2DDIQvogHrAQ=s0">http://lh3.googleusercontent.com/vRCEWCEfBmmlZuZ6-phC_5l49zCM_4kdflzpKDpSk3STIWq6cIzo9kx1ctNcPIlIAtTfeH2DDIQvogHrAQ=s0</text:a></text:p>
          </table:table-cell>
          <table:table-cell table:style-name="ce21" office:value-type="string">
            <text:p>noa êt sà première leçon de nage 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4T16:02:42">
            <text:p>9/4/2016 16:02:42</text:p>
          </table:table-cell>
          <table:table-cell table:style-name="ce21" office:value-type="string">
            <text:p>Martine Deltombe</text:p>
          </table:table-cell>
          <table:table-cell table:style-name="ce23" office:value-type="string" office:value="http://www.facebook.com/1375501099131425">
            <text:p><text:a xlink:href="http://www.facebook.com/1375501099131425">http://www.facebook.com/1375501099131425</text:a></text:p>
          </table:table-cell>
          <table:table-cell table:style-name="ce23" office:value-type="string" office:value="http://lh3.googleusercontent.com/-dQ3olWgWMv2paHnsySgV-cn5aBx8lE_bqgfprauLx_5HTGJjdJM29Hp07w2s7fcJFGwourTH-D5LU6dIEau=s0">
            <text:p><text:a xlink:href="http://lh3.googleusercontent.com/-dQ3olWgWMv2paHnsySgV-cn5aBx8lE_bqgfprauLx_5HTGJjdJM29Hp07w2s7fcJFGwourTH-D5LU6dIEau=s0">http://lh3.googleusercontent.com/-dQ3olWgWMv2paHnsySgV-cn5aBx8lE_bqgfprauLx_5HTGJjdJM29Hp07w2s7fcJFGwourTH-D5LU6dIEau=s0</text:a></text:p>
          </table:table-cell>
          <table:table-cell table:style-name="ce21" office:value-type="string">
            <text:p>Hathos bouvier bernois 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4T16:01:35">
            <text:p>9/4/2016 16:01:36</text:p>
          </table:table-cell>
          <table:table-cell table:style-name="ce21" office:value-type="string">
            <text:p>Valérie Vandenhende Feuillie</text:p>
          </table:table-cell>
          <table:table-cell table:style-name="ce23" office:value-type="string" office:value="http://www.facebook.com/10153903671903549">
            <text:p><text:a xlink:href="http://www.facebook.com/10153903671903549">http://www.facebook.com/10153903671903549</text:a></text:p>
          </table:table-cell>
          <table:table-cell table:style-name="ce23" office:value-type="string" office:value="http://lh3.googleusercontent.com/JkYtAkxYPKyKsP6sC_SQYZY-QwVGLM1V5zNyQuwOij5JJnS_c_BdGm0EI-IUzxoYm1tIPFlGbb4Frs6MtK0-=s0">
            <text:p><text:a xlink:href="http://lh3.googleusercontent.com/JkYtAkxYPKyKsP6sC_SQYZY-QwVGLM1V5zNyQuwOij5JJnS_c_BdGm0EI-IUzxoYm1tIPFlGbb4Frs6MtK0-=s0">http://lh3.googleusercontent.com/JkYtAkxYPKyKsP6sC_SQYZY-QwVGLM1V5zNyQuwOij5JJnS_c_BdGm0EI-IUzxoYm1tIPFlGbb4Frs6MtK0-=s0</text:a></text:p>
          </table:table-cell>
          <table:table-cell table:style-name="ce21" office:value-type="string">
            <text:p>Jaya qui attend "la" vague pour surfer !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  <table:table-row table:style-name="ro2">
          <table:table-cell table:style-name="ce22" office:value-type="date" office:date-value="2016-09-04T15:51:18">
            <text:p>9/4/2016 15:51:19</text:p>
          </table:table-cell>
          <table:table-cell table:style-name="ce21" office:value-type="string">
            <text:p>Chien Calme</text:p>
          </table:table-cell>
          <table:table-cell table:style-name="ce23" office:value-type="string" office:value="http://www.facebook.com/1592019927687526">
            <text:p><text:a xlink:href="http://www.facebook.com/1592019927687526">http://www.facebook.com/1592019927687526</text:a></text:p>
          </table:table-cell>
          <table:table-cell table:style-name="ce23" office:value-type="string" office:value="http://lh3.googleusercontent.com/FZHO5lgqEGVo4m-q5hisrzTTaQLwliMEBtF3W-iQMP7R9JUYP3p86XXS4bxTc5FptlbuiD_7NP7M4E0uPWY=s0">
            <text:p><text:a xlink:href="http://lh3.googleusercontent.com/FZHO5lgqEGVo4m-q5hisrzTTaQLwliMEBtF3W-iQMP7R9JUYP3p86XXS4bxTc5FptlbuiD_7NP7M4E0uPWY=s0">http://lh3.googleusercontent.com/FZHO5lgqEGVo4m-q5hisrzTTaQLwliMEBtF3W-iQMP7R9JUYP3p86XXS4bxTc5FptlbuiD_7NP7M4E0uPWY=s0</text:a></text:p>
          </table:table-cell>
          <table:table-cell table:style-name="ce21" office:value-type="string">
            <text:p>Un bain bien rafraichissant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None</text:p>
          </table:table-cell>
          <table:table-cell table:style-name="ce21" office:value-type="string">
            <text:p>Non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6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ata - Chien Calme - Concours C" style:display-name="PageStyle_Data - Chien Calme - Concours C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